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arial, sans-serif"/>
    <style:font-face style:name="apple-system" svg:font-family="apple-system, BlinkMacSystemFont, 'Segoe UI', Roboto, Helvetica, Arial, sans-serif"/>
    <style:font-face style:name="var font-family-default" svg:font-family="'var font-family-default'"/>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3"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5" style:family="paragraph" style:parent-style-name="Standard">
      <style:paragraph-properties fo:text-align="start"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6"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paragraph-properties fo:text-align="end"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8" style:family="paragraph" style:parent-style-name="Standard">
      <style:paragraph-properties fo:text-align="start"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9" style:family="paragraph" style:parent-style-name="Standard">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0" style:family="paragraph" style:parent-style-name="Standard">
      <style:paragraph-properties fo:text-align="end" style:justify-single-word="false"/>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1" style:family="paragraph" style:parent-style-name="Standard">
      <style:paragraph-properties fo:text-align="end" style:justify-single-word="false"/>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2" style:family="paragraph" style:parent-style-name="Standard">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3" style:family="paragraph" style:parent-style-name="Standard">
      <style:paragraph-properties fo:text-align="center" style:justify-single-word="false"/>
      <style:text-properties officeooo:paragraph-rsid="00cb9ab3"/>
    </style:style>
    <style:style style:name="P14" style:family="paragraph" style:parent-style-name="Standard">
      <style:paragraph-properties fo:text-align="start" style:justify-single-word="false"/>
      <style:text-properties officeooo:paragraph-rsid="00c98e22"/>
    </style:style>
    <style:style style:name="P15" style:family="paragraph" style:parent-style-name="Standard">
      <style:paragraph-properties fo:text-align="start" style:justify-single-word="false"/>
      <style:text-properties officeooo:paragraph-rsid="00cadade"/>
    </style:style>
    <style:style style:name="P16" style:family="paragraph" style:parent-style-name="Standard">
      <style:paragraph-properties fo:text-align="start" style:justify-single-word="false"/>
      <style:text-properties officeooo:paragraph-rsid="00cb9ab3"/>
    </style:style>
    <style:style style:name="P17" style:family="paragraph" style:parent-style-name="Standard">
      <style:paragraph-properties fo:text-align="start" style:justify-single-word="false"/>
      <style:text-properties officeooo:paragraph-rsid="00cf153a"/>
    </style:style>
    <style:style style:name="P18" style:family="paragraph" style:parent-style-name="Standard">
      <style:paragraph-properties fo:text-align="start" style:justify-single-word="false"/>
      <style:text-properties fo:font-style="italic" officeooo:paragraph-rsid="00cb9ab3" style:font-style-asian="italic" style:font-style-complex="italic"/>
    </style:style>
    <style:style style:name="P19" style:family="paragraph" style:parent-style-name="Standard">
      <style:paragraph-properties fo:text-align="start" style:justify-single-word="false"/>
      <style:text-properties officeooo:rsid="00cadade" officeooo:paragraph-rsid="00cadade"/>
    </style:style>
    <style:style style:name="P20" style:family="paragraph" style:parent-style-name="Standard">
      <style:paragraph-properties fo:text-align="start" style:justify-single-word="false"/>
      <style:text-properties officeooo:rsid="00cadade" officeooo:paragraph-rsid="00cb9ab3"/>
    </style:style>
    <style:style style:name="P21" style:family="paragraph" style:parent-style-name="Standard">
      <style:paragraph-properties fo:text-align="center" style:justify-single-word="false"/>
      <style:text-properties officeooo:rsid="00cadade" officeooo:paragraph-rsid="00cadade"/>
    </style:style>
    <style:style style:name="P22" style:family="paragraph" style:parent-style-name="Standard">
      <style:paragraph-properties fo:text-align="start" style:justify-single-word="false"/>
      <style:text-properties officeooo:rsid="00cd2fab" officeooo:paragraph-rsid="00cd2fab"/>
    </style:style>
    <style:style style:name="P23" style:family="paragraph" style:parent-style-name="Standard">
      <style:paragraph-properties fo:text-align="center" style:justify-single-word="false"/>
      <style:text-properties officeooo:rsid="00cd2fab" officeooo:paragraph-rsid="00cd2fab"/>
    </style:style>
    <style:style style:name="T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f153a"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4"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5"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d971"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6" style:family="text">
      <style:text-properties fo:font-variant="normal" fo:text-transform="none" fo:color="#ffffff" loext:opacity="100%" style:text-line-through-style="none" style:text-line-through-type="none" style:font-name="Noto Sans Mono" fo:font-size="8pt" fo:letter-spacing="normal" style:text-underline-style="none" fo:font-weight="normal" officeooo:rsid="00cb9ab3" style:text-blinking="false" fo:background-color="transparent" loext:char-shading-value="0" style:font-size-asian="8pt" style:font-weight-asian="normal" style:font-size-complex="8pt" style:font-weight-complex="normal" loext:padding="0in" loext:border="none"/>
    </style:style>
    <style:style style:name="T7" style:family="text">
      <style:text-properties fo:font-variant="normal" fo:text-transform="none" fo:color="#ffffff" loext:opacity="100%" style:font-name="Noto Sans Mono" fo:font-size="8pt" fo:letter-spacing="normal" fo:font-style="normal" fo:font-weight="normal" officeooo:rsid="00cb9ab3" fo:background-color="transparent" loext:char-shading-value="0" style:font-size-asian="8pt" style:font-weight-asian="normal" style:font-size-complex="8pt" style:font-weight-complex="normal" loext:padding="0in" loext:border="none"/>
    </style:style>
    <style:style style:name="T8" style:family="text">
      <style:text-properties fo:font-variant="normal" fo:text-transform="none" fo:color="#ffffff" loext:opacity="100%" style:font-name="Noto Sans Mono" fo:font-size="8pt" fo:letter-spacing="normal" fo:font-style="normal" fo:font-weight="normal" officeooo:rsid="00cadade" fo:background-color="transparent" loext:char-shading-value="0" style:font-size-asian="8pt" style:font-weight-asian="normal" style:font-size-complex="8pt" style:font-weight-complex="normal" loext:padding="0in" loext:border="none"/>
    </style:style>
    <style:style style:name="T9" style:family="text">
      <style:text-properties fo:font-variant="normal" fo:text-transform="none" fo:color="#ffffff" loext:opacity="100%" style:font-name="Noto Sans Mono" fo:font-size="8pt" fo:letter-spacing="normal" fo:font-style="italic" fo:font-weight="normal" officeooo:rsid="00cb9ab3" fo:background-color="transparent" loext:char-shading-value="0" style:font-size-asian="8pt" style:font-style-asian="italic" style:font-weight-asian="normal" style:font-size-complex="8pt" style:font-style-complex="italic" style:font-weight-complex="normal" loext:padding="0in" loext:border="none"/>
    </style:style>
    <style:style style:name="T10" style:family="text">
      <style:text-properties fo:font-variant="normal" fo:text-transform="none" fo:color="#ffffff" loext:opacity="100%" style:font-name="Noto Sans Mono" fo:font-size="8pt" fo:letter-spacing="normal" fo:font-weight="normal" officeooo:rsid="00cb9ab3" fo:background-color="transparent" loext:char-shading-value="0" style:font-size-asian="8pt" style:font-weight-asian="normal" style:font-size-complex="8pt" style:font-weight-complex="normal" loext:padding="0in" loext:border="none"/>
    </style:style>
    <style:style style:name="T11" style:family="text">
      <style:text-properties fo:font-weight="normal" style:font-weight-asian="normal" style:font-weight-complex="normal"/>
    </style:style>
    <style:style style:name="T12" style:family="text">
      <style:text-properties fo:font-weight="normal" officeooo:rsid="00c98e22" style:font-weight-asian="normal" style:font-weight-complex="normal"/>
    </style:style>
    <style:style style:name="T13" style:family="text">
      <style:text-properties fo:font-style="italic" style:font-style-asian="italic" style:font-style-complex="italic"/>
    </style:style>
    <style:style style:name="T14" style:family="text">
      <style:text-properties fo:color="#ffffff" loext:opacity="100%" style:font-name="Noto Sans Mono" fo:font-size="8pt" fo:font-weight="normal" officeooo:rsid="00c98e22" fo:background-color="transparent" loext:char-shading-value="0" style:font-size-asian="8pt" style:font-weight-asian="normal" style:font-size-complex="8pt" style:font-weight-complex="normal"/>
    </style:style>
    <style:style style:name="T15" style:family="text">
      <style:text-properties fo:color="#ffffff" loext:opacity="100%" style:font-name="Noto Sans Mono" fo:font-size="8pt" fo:font-weight="normal" officeooo:rsid="00cadade" fo:background-color="transparent" loext:char-shading-value="0" style:font-size-asian="8pt" style:font-weight-asian="normal" style:font-size-complex="8pt" style:font-weight-complex="normal"/>
    </style:style>
    <style:style style:name="T16"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17" style:family="text">
      <style:text-properties fo:color="#ffffff" loext:opacity="100%" style:font-name="Noto Sans Mono" fo:font-size="8pt" fo:font-weight="normal" officeooo:rsid="00cb9ab3" fo:background-color="transparent" loext:char-shading-value="0" style:font-size-asian="8pt" style:font-weight-asian="normal"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II.VII.XXIV</text:p>
      <text:p text:style-name="P2"/>
      <text:p text:style-name="P2">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2"><text:s text:c="3"/>Last Saturday, I stopped by the Brew Pump on my way to the Ether Jam and ordered a beer out of habit. I stared at it with regret, wondering what it could possibly do for me apart from lead to more drinking. We had an incredible jam that night.</text:p>
      <text:p text:style-name="P2"><text:s text:c="3"/>Some of my reconsiderings had begun from conversations I'd recently had with Hannah after confessing that it seemed like we like each other. Her initial "conclusion" was that we are too different, partly because of my relationship with substances.</text:p>
      <text:p text:style-name="P2"><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2"/>
      <text:p text:style-name="P2">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2"/>
      <text:p text:style-name="P2"><text:soft-page-break/>The ultimate paradigm shift that led me to purchase this journal and pen was the realization of my dream life, walking around and encountering people could be executed beyond my wildest dreams without the excuse of beer prohibiting me from how long I can "be in the field."</text:p>
      <text:p text:style-name="P2"/>
      <text:p text:style-name="P2">On Sunday, I saw Cait while drinking a coffee at the Brew Pump. She asked if I was sober in a shocked manner. I realized she hadn't changed at all in ten months, which contextualized how much I had.</text:p>
      <text:p text:style-name="P2"><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2"><text:s text:c="3"/>Zero beers were had, but I still felt pleasantly rocked when I got home. I listened to music and ate a box of Cheez-Its.</text:p>
      <text:p text:style-name="P2"><text:s text:c="3"/>Tuesday I voted, hung with Francis and fell asleep at 7PM. Wednesday I was lazy until our trio shed hang where we recorded Bobby.</text:p>
      <text:p text:style-name="P2"/>
      <text:p text:style-name="P2">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2"><text:s text:c="3"/>I decided it was time, so I did that, came back to the library, sat in the same spot and wrote.</text:p>
      <text:p text:style-name="P2"><text:soft-page-break/></text:p>
      <text:p text:style-name="P2">I've also been thinking about how any invitation ever from my dad to hang out always specifically includes beer. </text:p>
      <text:p text:style-name="P2"><text:s/></text:p>
      <text:p text:style-name="P3">. . .</text:p>
      <text:p text:style-name="P2"/>
      <text:p text:style-name="P2">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2"><text:s text:c="3"/>The sun started going down, so Erica and I walked home, where I wrote in my journal after putting my groceries away: peas, Cheez-Its, clementines and bananas.</text:p>
      <text:p text:style-name="P2"/>
      <text:p text:style-name="P3">. . .</text:p>
      <text:p text:style-name="P2"/>
      <text:p text:style-name="P2">I walked downtown, stopping briefly at the Country Club and Morgan's Comics. Rachel's loops were mesmerizing. I sat with Old Sap and his wife Leah (?) until set break, at which point I signed up to buy Rachel's upcoming vinyl.</text:p>
      <text:p text:style-name="P2"><text:s text:c="3"/>I walked back to the west side, stopping briefly at the Double Crown for a Squirrel Nut Zippers-esque band, went to Ingles for Cheetos, grape juice &amp; Sprite, then hung at the Country Club a bit before walking home, getting into my pajamas and writing in <text:soft-page-break/>my journal. It was good to talk to Taylor Martin for a few. </text:p>
      <text:p text:style-name="P2"/>
      <text:p text:style-name="P4">III.VIII</text:p>
      <text:p text:style-name="P2"/>
      <text:p text:style-name="P2">I woke at 9:30 and consumed way too much content on my phone. Eventually, I went downstairs, made a cup-and-a-half of coffee, talked to Erica for a few minutes, came up to my room and looked at my phone some more.</text:p>
      <text:p text:style-name="P2"><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2"/>
      <text:p text:style-name="P2">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2"><text:s text:c="3"/>Just as it was getting really exciting, they started playing Easy Beat and brought Pat on stage, who got sappy for a second, something I don't even remember from Brian's funeral. I can't believe I just called him that.</text:p>
      <text:p text:style-name="P2"/>
      <text:p text:style-name="P2">Things got lazy and less blatantly sacred after that. I ate Cheez-Its, ramen w/ peas and listened to some more Dr. Dog.</text:p>
      <text:p text:style-name="P2"/>
      <text:p text:style-name="P3">. . .</text:p>
      <text:p text:style-name="P2"/>
      <text:p text:style-name="P2"><text:soft-page-break/>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2"/>
      <text:p text:style-name="P6">III.IX</text:p>
      <text:p text:style-name="P2"/>
      <text:p text:style-name="P2">Woke to pre-9AM texts from Tina, made coffee, looked at my phone a bit, learned Ryan has COVID, agreed to hopefully rock anyway and wrote in my journal.</text:p>
      <text:p text:style-name="P2"/>
      <text:p text:style-name="P3">. . .</text:p>
      <text:p text:style-name="P2"/>
      <text:p text:style-name="P2">I loaded drums into the truck, set them up, drove home, made peas n' noodles, packed my bag, walked to Battle Cat, drank two coffees, ran through the set with Kevin and wrote in my journal.</text:p>
      <text:p text:style-name="P2"/>
      <text:p text:style-name="P3">. . .</text:p>
      <text:p text:style-name="P2"/>
      <text:p text:style-name="P2">We played a beautiful set. At some point, I decided my next drink is locked inside Darwin's time capsule. Tina gave me a ride home, where I got undressed, laid in bed and texted with Hannah a bit before falling asleep.</text:p>
      <text:p text:style-name="P2"/>
      <text:p text:style-name="P4"/>
      <text:p text:style-name="P4"/>
      <text:p text:style-name="P4"/>
      <text:p text:style-name="P4"/>
      <text:p text:style-name="P4"/>
      <text:p text:style-name="P4"/>
      <text:p text:style-name="P4"/>
      <text:p text:style-name="P4"><text:soft-page-break/>III.X</text:p>
      <text:p text:style-name="P2"/>
      <text:p text:style-name="P2">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2"><text:s text:c="3"/>I ate a banana, made a second cup of coffee, listened to Michael Kiwanuka and then the Ever-Expanding record while writing in my journal.</text:p>
      <text:p text:style-name="P2"><text:s text:c="3"/>It is dawning on me now that the record could possibly be eponymous.</text:p>
      <text:p text:style-name="P2"/>
      <text:p text:style-name="P2">I listened to some Michael Nau, took a bath, made some pea noodles, played some phone chess with JB and wrote in my journal while contemplating a third cup of coffee.</text:p>
      <text:p text:style-name="P2"/>
      <text:p text:style-name="P3">. . .</text:p>
      <text:p text:style-name="P2"/>
      <text:p text:style-name="P2">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2"><text:s text:c="3"/>Kevin and I rode home mostly in silence until I decided to mention my date with Allison. I went quickly to bed, only taking my clothes off one at a time when they started to bother me. </text:p>
      <text:p text:style-name="P2"/>
      <text:p text:style-name="P4"/>
      <text:p text:style-name="P4"/>
      <text:p text:style-name="P4"/>
      <text:p text:style-name="P6"><text:soft-page-break/>III.XI</text:p>
      <text:p text:style-name="P2"/>
      <text:p text:style-name="P2">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2"/>
      <text:p text:style-name="P3">. . .</text:p>
      <text:p text:style-name="P2"/>
      <text:p text:style-name="P2">I decided to walk downtown but was hollered at by Piper, so we ate lunch at Tastee Diner. I walked home after that, put my sandwich in the fridge and walked to Aldi for grapes and citrus before swinging by the Brew Pump and drinking four cups of coffee.</text:p>
      <text:p text:style-name="P2"><text:s text:c="3"/>I walked home as the sun started to go down to put on my nighttime clothes and write in my journal.</text:p>
      <text:p text:style-name="P2"/>
      <text:p text:style-name="P3">. . .</text:p>
      <text:p text:style-name="P2"/>
      <text:p text:style-name="P2">Erica followed me up to Different World for a drink and seemed surprised that I left without having one. The show had not yet started and it was very quiet.</text:p>
      <text:p text:style-name="P2"><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2"><text:s text:c="3"/>She went home for sleep, so I walked back to One World. Barbie told me Justin was basically refusing to leave Cait's house, which was unsurprising apart from me figuring that had already played out.</text:p>
      <text:p text:style-name="P2"><text:soft-page-break/><text:s text:c="3"/>I drove Lucy &amp; I up to Double Crown, but they were closed, so we went to Waffle House and then Lucy House. We promptly got in bed and watched Ricky Stanicky. I dreamt I was in Roller Coaster Tycoon with Allison Etzel looking for secrets.</text:p>
      <text:p text:style-name="P2"/>
      <text:p text:style-name="P4">III.XII</text:p>
      <text:p text:style-name="P2"/>
      <text:p text:style-name="P2">I woke, drank tons of coffee and watched Lucy try to organize her life. She eventually drove me home, where I made some peas n' noodles; I packed my bag, walked to the Pump, arrived at 3:00 on the nose, ate my food and wrote in my journal.</text:p>
      <text:p text:style-name="P2"/>
      <text:p text:style-name="P3">. . .</text:p>
      <text:p text:style-name="P2"/>
      <text:p text:style-name="P2">I felt very tired at 3:45, so I walked home, ate some fruit and laid down for a while. I went back to the Pump and hung out until sundown, at which point I went back home, took a bath, ate some food, talked to Erica and was in bed by 11.</text:p>
      <text:p text:style-name="P2"/>
      <text:p text:style-name="P4">III.XIII</text:p>
      <text:p text:style-name="P2"/>
      <text:p text:style-name="P2">I woke around ten, got dressed and walked straight to the Asheville Club, where I drank an Americano. They were trying to fix the Guinness tap, and Sal brought me a foaming pint so that I may assess its quality, which I declined. "I can't," I said, "I quit."</text:p>
      <text:p text:style-name="P2"><text:s text:c="3"/>I got a second Americano and drank it in Bartel Pritchard, where three App kids asked if they could pray for me. Bless their hearts, they sure tried. Allison said she wanted to get dinner at Botiwalla, so I started heading back west.</text:p>
      <text:p text:style-name="P2"><text:soft-page-break/><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2"><text:s text:c="3"/>I got a second cup, smoked some pot and rode that wave before walking across the street and buying some arugula alternative. I walked home, made a bagel sandwich and wrote in my journal, still very high.</text:p>
      <text:p text:style-name="P2"/>
      <text:p text:style-name="P3">. . .</text:p>
      <text:p text:style-name="P2"/>
      <text:p text:style-name="P2">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2"/>
      <text:p text:style-name="P6">III.XIV</text:p>
      <text:p text:style-name="P2"/>
      <text:p text:style-name="P2">I woke at 8, drank two cups of coffee, walked to Aldi, made noodles n' peas and came dangerously close to taking a nap before writing in my journal.</text:p>
      <text:p text:style-name="P2"><text:s text:c="3"/>I went to the Brew Pump, then Kevin's house to let Charlie out. Then, I met Juan at the Pump and played two games of Splendor before walking home, taking a bath and going straight to bed with my window cracked.</text:p>
      <text:p text:style-name="P2"/>
      <text:p text:style-name="P6">III.XV</text:p>
      <text:p text:style-name="P2"><text:soft-page-break/></text:p>
      <text:p text:style-name="P2">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2"><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2"><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2"><text:s text:c="3"/>I was outside of the Grey Eagle when she texted me back saying she was in a similar situation and was relieved to know I wasn't looking for exclusive on the quick.</text:p>
      <text:p text:style-name="P2"><text:s text:c="3"/>I walked to the Asheville Club, got a coffee and Sierra's number, chatted with Edwin on the street, who understood exactly what I was up to musically and how much it meant, got a latte and walked to the Country Club where I chatted with Jessie, Juliette and met John. I came home, ate a banana, brushed my teeth and wrote in my journal.</text:p>
      <text:p text:style-name="P2"/>
      <text:p text:style-name="P3">. . .</text:p>
      <text:p text:style-name="P2"/>
      <text:p text:style-name="P2">I went to Botiwalla, had dinner with Allison and walked to the Brew Pump, but they were closed. I ran into Allen in the parking lot and we decided to go <text:soft-page-break/>to UJ, where Francis was sitting at the bar. After chatting with him, I walked home, made my bed and wrote in my journal.</text:p>
      <text:p text:style-name="P2"/>
      <text:p text:style-name="P6">III.XVI</text:p>
      <text:p text:style-name="P2"/>
      <text:p text:style-name="P2">Again I stayed up late and woke up early; Erica was having a gout attack. I made a coffee before 8am, walked downtown to AVL club, ordered one, saw Kari Gunn outside of Bartel Pritchard. I ordered another, drank some in the bar and walked to the west side, stopping to pee at Archetype.</text:p>
      <text:p text:style-name="P2"><text:s text:c="3"/>I talked to my mom while I walked to Odd's, where I sat on the back porch and listened to music. Retrocade's tunes got too loud when they opened their garage door, so I went and sat on the pile of lumber at the top of Sand Hill.</text:p>
      <text:p text:style-name="P2"><text:s text:c="3"/>I walked down to Middlemont, running into Courtney &amp; Lindsey on the way, who were racking mountain bikes on the back of their van. I ran through 11 tunes w/ Ryan, Melissa and Max including a coffee break, #4, with Ryan.</text:p>
      <text:p text:style-name="P2"><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2"/>
      <text:p text:style-name="P3">. . .</text:p>
      <text:p text:style-name="P2"/>
      <text:p text:style-name="P2">Lucy was wanting to get into something, so I told her about the Orange Moon/orange soda release party, and she wanted to go, so I walked home, changed <text:soft-page-break/>shoes and dropped off my bag before walking back to the Brew Pump and hopping in the car with her.</text:p>
      <text:p text:style-name="P2"><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2"><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2"><text:s text:c="3"/>I walked to the Country Club, drank a soda water, went home and fell asleep.</text:p>
      <text:p text:style-name="P2"/>
      <text:p text:style-name="P4">III.XVII</text:p>
      <text:p text:style-name="P2"/>
      <text:p text:style-name="P2">I woke and legitimately thought J. Lloyd, Hannah &amp; Lucy had started a funk band, but couldn’t figure out when I would have seen them. I felt kinda hungover.</text:p>
      <text:p text:style-name="P2"><text:s text:c="3"/>I drank coffee, played Wordle, texted w/ Hannah, drove my mom to the airport, came home, made peas n’ noodles, cleaned a little and drove to High-Five on the river.</text:p>
      <text:p text:style-name="P2"><text:soft-page-break/><text:s text:c="3"/>It was blustery, but I had two delicious coffees and a nice chat w/ Hannah. I drove to Aldi &amp; Ingles after that, came home and wrote in my journal.</text:p>
      <text:p text:style-name="P2"/>
      <text:p text:style-name="P3">. . .</text:p>
      <text:p text:style-name="P2"/>
      <text:p text:style-name="P2">I took a bath, made my bed, moved the lamp, read, looked at Instagram, listened to two Dream Theater songs, tried to meditate, read, looked at my phone, read, talked to Hannah and wrote in my journal.</text:p>
      <text:p text:style-name="P2"/>
      <text:p text:style-name="P6">III.XVIII</text:p>
      <text:p text:style-name="P2"/>
      <text:p text:style-name="P2">I woke around 9, made coffee, looked at my phone, read, ate fruit, made more coffee, moved the Coop so Erica could go to Atlanta, made noodles n’ peas, ate, took a bath and wrote in my journal.</text:p>
      <text:p text:style-name="P2"/>
      <text:p text:style-name="P3">. . .</text:p>
      <text:p text:style-name="P2"/>
      <text:p text:style-name="P2">I set an alarm for 413 without realizing it was AM and settled in for what I thought would be a 30min nap, but I went 20m over and woke in a panic. I was able to recover, but had ridden the nap line dangerously close.</text:p>
      <text:p text:style-name="P2"><text:s text:c="3"/>I went to Goodwill and the Brew Pump before driving down to Hendrix. Practice was a bit annoying — petty and unprofessional feeling, perhaps? I drove to Mashup, hung until intermission, said hey to Tyler Householder, then split.</text:p>
      <text:p text:style-name="P2"><text:s text:c="3"/>I came home, made two bagels, ate a bunch of fruit and wrote in my journal.</text:p>
      <text:p text:style-name="P2"/>
      <text:p text:style-name="P4"/>
      <text:p text:style-name="P4"/>
      <text:p text:style-name="P4"><text:soft-page-break/>III.XIX</text:p>
      <text:p text:style-name="P2"/>
      <text:p text:style-name="P2">I woke to a canceled shed hang and felt very unsure what to do with my day — almost lonely, even. I eventually walked to Aldi for grapes. I stopped in the market and inspected the soups before agreeing to meet Cait at the Brew Pump.</text:p>
      <text:p text:style-name="P2"><text:s text:c="3"/>We hung mostly with Grant for the customary two ciders before she invited me over to smoke the bong. I wanted to move the Mini out of the driveway, so we went to my house for a few minutes first.</text:p>
      <text:p text:style-name="P2"><text:s text:c="3"/>We decided to catch the last bits of equinox sun at New Belgium. Actually, first, we had lunch. We shared a GF veg sandwich Cait had grabbed from the market, a salad from Homegrown and a grilled cheese.</text:p>
      <text:p text:style-name="P2"><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2"><text:s text:c="3"/>I drove home and almost let her know I would be interested in having sex with her, but I decided to save it for a time when she wasn’t on dabs, Adderall, blow &amp; eight ciders.</text:p>
      <text:p text:style-name="P2"/>
      <text:p text:style-name="P4">III.XX</text:p>
      <text:p text:style-name="P2"/>
      <text:p text:style-name="P2">I woke, made coffee, made my bed, ate fruit and wrote in my journal.</text:p>
      <text:p text:style-name="P2"><text:s text:c="3"/>I left the house, got a coffee from Battle Cat, walked to the AVL Club, got another, sat in Bartel Pritchard, and then walked to Loretta's. I sat in the window and looked at the menu til Fursty came in behind me.</text:p>
      <text:p text:style-name="P2"><text:soft-page-break/><text:s text:c="3"/>We chatted until I decided I didn’t want to eat yet and he had to get back to work. I decided to see if the market on Wall Street had NA Guinness and ran into Eden right outside, who was going to a job interview. I was excited to tell her I had quit drinking. She has been thinking of doing the same.</text:p>
      <text:p text:style-name="P2"><text:s text:c="3"/>I peed at the Grey Schmeagle, said hi to Jess and walked to the Whale, where the bartender was even more excited than me to have NA Guinness. I sat in the sun, sipped excitedly on it and wrote in my journal.</text:p>
      <text:p text:style-name="P2"/>
      <text:p text:style-name="P3">. . .</text:p>
      <text:p text:style-name="P2"/>
      <text:p text:style-name="P2">I walked home, loaded my drums into the Mini Cooper and made a mason jar of peas n’ noodles. I drove to the Brew Pump and ate them with a cup of Starry. There was no one hanging out there, so I decided I would loiter at the Getaway instead.</text:p>
      <text:p text:style-name="P2"><text:s text:c="3"/>I forgot what an old drunk biker bar it really was, and so I really felt like a character drinking coffee and Athletic with my long hair and David Sedaris book. I was probably there for three hours before frantic Ryan showed up.</text:p>
      <text:p text:style-name="P2"><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2"><text:s text:c="3"/>I forgot to mention how the owner of the market took a liking to me, randomly saw me wasting time at the bar and showed up later hoping I would be his friend. The whole bar cleared out except for me, him and Hannah.</text:p>
      <text:p text:style-name="P2"><text:soft-page-break/><text:s text:c="3"/>I drove home, made bagels and texted Hannah a bit before falling into a deep sleep. We were both feeling grumpy/cranky about transitions in our lives, but I told her we got this.</text:p>
      <text:p text:style-name="P2"><text:s text:c="3"/>“Night night,” we said.</text:p>
      <text:p text:style-name="P2"/>
      <text:p text:style-name="P4">III.XXI</text:p>
      <text:p text:style-name="P2"/>
      <text:p text:style-name="P2">I had a marathon of dreams complete with all the characters of my life, and all more realistic than the Getaway had been. I woke at 1030, brushed my teeth, got dressed and bee-lined for the AVL Club, where Dennis was working his last shift.</text:p>
      <text:p text:style-name="P2"><text:s text:c="3"/>I drank a coffee in Bartel Pritchard, meditated and wrote in my journal.</text:p>
      <text:p text:style-name="P2"/>
      <text:p text:style-name="P3">. . .</text:p>
      <text:p text:style-name="P2"/>
      <text:p text:style-name="P2">I ordered one more coffee and drank it in front of the library, where I talked to two nearly incoherent zen masters, then meditated. I recommended Lucy park in Montford and took a pee at All Day Darling.</text:p>
      <text:p text:style-name="P2"><text:s text:c="3"/>We walked to the Grey Schmeagle, where the cook failed at making coffee, knowing what cava was, how to pour a beer. We walked to Taco Billy, where Lucy drank a mimosa.</text:p>
      <text:p text:style-name="P2"><text:s text:c="3"/>We sat on the hill, and when Lucy went to talk to people she knew, I meditated, and then wrote a sentence in my journal. We walked to the crazy gas station by Harvest Records, where Lucy got a bag of hot Takis and a single-serve box of Bota.</text:p>
      <text:p text:style-name="P2"><text:s text:c="3"/>We walked to my house where I made bagels, listened to the new Dr. Dog song. We sat on the porch for a while, and — no, first I took Lucy to <text:soft-page-break/>her car. I wrote in my journal on the porch while she went to the liquor store.</text:p>
      <text:p text:style-name="P2"><text:s text:c="3"/>After that is when she vented on the porch. We watched Deadpool and I got a little horny. But by the time the movie was over, she was drunk and breaking things. I should have offered to drive her home, but the thought was too much. She drove herself. I made plain noodles and wrote in my journal.</text:p>
      <text:p text:style-name="P2"><text:s text:c="3"/>She just texted me saying she’s home safe. I’m halfway tempted to walk around a 24-hour Ingles, but I don’t know what I would buy.</text:p>
      <text:p text:style-name="P2"/>
      <text:p text:style-name="P6">III.XXII</text:p>
      <text:p text:style-name="P2"/>
      <text:p text:style-name="P2">I woke after 10, went downstairs, made a coffee, talked with Erica. I mentioned how I thought my dad might be disappointed that I had quit drinking, and she said, “You quit drinking??”</text:p>
      <text:p text:style-name="P2"><text:s text:c="3"/>I made another coffee, came up stairs and wrote in my journal.</text:p>
      <text:p text:style-name="P2"/>
      <text:p text:style-name="P3">. . .</text:p>
      <text:p text:style-name="P2"/>
      <text:p text:style-name="P2">I spent way too long figuring out how to set the Mini audio to aux, and then drove to Sylva (in like 40m) Pops (as I just started calling him) and I hung out for a bit, then went to Innovation + Cosmic Carryout.</text:p>
      <text:p text:style-name="P2"><text:s text:c="3"/>When I told him what an Athletic was, he said, “Oh, cuz you’re driving Mom’s car.” I said, “Yeah, sorta. I also quit drinking three weeks ago.” He said, “For good? Oh… that’s good, I guess.”</text:p>
      <text:p text:style-name="P2"><text:s text:c="3"/>I had a kombucha and took some to go. I cleaned my coffeemaker and headed out, stopping at Lucy's on <text:soft-page-break/>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2"/>
      <text:p text:style-name="P3">. . .</text:p>
      <text:p text:style-name="P2"/>
      <text:p text:style-name="P2">I made peas n’ noodles, grabbed my drum rug out of the car, set it up in my room and sat on the floor. At some point, I stumbled upon Brian Blade’s website and felt inspired to revamp my own, which I did while listening to his latest album. I also listened to Khruangbin, the new Dr. Dog song and wrote in my journal.</text:p>
      <text:p text:style-name="P2"><text:s text:c="3"/>Erica reclaimed her Bluetooth speaker but suddenly remembered she had an old pair + amp in the basement, so I gladly set those up and test them out with some Cake.</text:p>
      <text:p text:style-name="P2"/>
      <text:p text:style-name="P4">III.XXIII</text:p>
      <text:p text:style-name="P2"/>
      <text:p text:style-name="P2">I woke at nine, made coffee and listened to Shabang. I told Kev I thought we could probably fit the keyboard in the Mini, but he said he would probably just drive and maybe even go to Guitar Center beforehand.</text:p>
      <text:p text:style-name="P2"><text:s text:c="3"/>So, I drove downtown, parked at the LaZoom Room and wrote in my journal while listening to Youngblood Brass Band.</text:p>
      <text:p text:style-name="P2"/>
      <text:p text:style-name="P3">. . .</text:p>
      <text:p text:style-name="P2"/>
      <text:p text:style-name="P2"><text:soft-page-break/>I loaded my drums onto the bus when it arrived. Kevin, Dulci, Charlie and I sound checked for Kyle, but David was hosting. We played Sweet Sweet Baby, What’s Up, Bag of Hammers and Valerie on the way to Highland. We all hung out on the bus once we got there.</text:p>
      <text:p text:style-name="P2"><text:s text:c="3"/>On the way to New Belgium, we played Strawberry Wine, Flowers, Marry You, Debra and surely one other. I ordered a ginger beer from the bar.</text:p>
      <text:p text:style-name="P2"><text:s text:c="3"/>We discussed playing Zombie by The Cranberries but decided it was too topical for the bus, so we were surprised when David asked if we knew it. For the first time, we let a passenger sing a request. We followed it with Tubthumping and then mostly all got coffees at Summit.</text:p>
      <text:p text:style-name="P2"><text:s text:c="3"/>Charlie led us through Margaritaville on the way back downtown, followed by Friends in Low Places, Livin’ on a Prayer and We Are the Champions. Dulci spotted me $10 for a burrito from Mamacita’s, and then we did it all again.</text:p>
      <text:p text:style-name="P2"><text:s text:c="3"/>It was cold now, so I packed my drums, sped to Ingles, bought pretzel shells, grapes and came home where I took a bath, made peas n’ noodles + arugula &amp; pretzel shell crumbles and then wrote in my journal.</text:p>
      <text:p text:style-name="P2"/>
      <text:p text:style-name="P3">. . .</text:p>
      <text:p text:style-name="P2"/>
      <text:p text:style-name="P2">I fell asleep very full with a bag of grapes next to me, waking periodically and eating 2-4 of them with a sip of bubbly water.</text:p>
      <text:p text:style-name="P2"><text:s text:c="3"/>I woke at 530, put on May the Lord Watch, cleaned my room, smoked a bowl and wrote in my journal. I put on a Brian Blade record and slept soundly.</text:p>
      <text:p text:style-name="P2"/>
      <text:p text:style-name="P4"><text:soft-page-break/>III.XXIV</text:p>
      <text:p text:style-name="P2"/>
      <text:p text:style-name="P2">I woke at 11 to a text from Cait; her tum would probably be unfit for a walk. I pulled Erica's truck further forward and parked the Mini behind it. Then, I packed my drums into their bags, made a coffee and wrote in my journal.</text:p>
      <text:p text:style-name="P2"/>
      <text:p text:style-name="P3">. . .</text:p>
      <text:p text:style-name="P2"/>
      <text:p text:style-name="P2">Cait felt too depressed to take a walk, a feeling which then spread to me. Around 230, I set off for Aldi and bought grapes, citrus, bananas, peas. I texted Cait, “I can give you another chance,” and she replied, “Haha, right on.”</text:p>
      <text:p text:style-name="P2"><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2"/>
      <text:p text:style-name="P3">. . .</text:p>
      <text:p text:style-name="P2"/>
      <text:p text:style-name="P2">I was content with my solitude but also worried about Cait. I fell asleep very early, maybe nine?</text:p>
      <text:p text:style-name="P2"/>
      <text:p text:style-name="P4">III.XXV</text:p>
      <text:p text:style-name="P2"/>
      <text:p text:style-name="P2">I woke at nine after lots of dreams with strangers. My three blankets were very heavy. I made a coffee, listened to Magnolia by Okonski and wrote in my journal.</text:p>
      <text:p text:style-name="P2"><text:soft-page-break/><text:s text:c="3"/>It was still too cold to go for a walk at eleven, so I made another coffee and put on The Wind Rises.</text:p>
      <text:p text:style-name="P2"/>
      <text:p text:style-name="P3">. . .</text:p>
      <text:p text:style-name="P2"/>
      <text:p text:style-name="P2">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2"/>
      <text:p text:style-name="P3">. . .</text:p>
      <text:p text:style-name="P2"/>
      <text:p text:style-name="P2">I talked with Jess for a minute and decided I would continue downtown. I walked to the bank, had a 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2"/>
      <text:p text:style-name="P3">. . .</text:p>
      <text:p text:style-name="P2"/>
      <text:p text:style-name="P2">I looked at my phone for a while, listened to some 311 and walked up to the Mashup. I snuck in the back and ordered a kombucha and a sparkling lemonade.</text:p>
      <text:p text:style-name="P2"><text:s text:c="3"/>I drove Cait’s car toward country karaoke, but saw Lucy walking outside of Weirdo Central and parked the car. She hollered to see if we needed anything and I said, “Rap Snacks!”</text:p>
      <text:p text:style-name="P2"><text:s text:c="3"/>we hung at karaoke until 230. then, Lucy bought three hot dogs and we went to Cait’s house where we listened to music and played charades until 430. I <text:soft-page-break/>walked home in the mist, ate some fruit and wrote in my journal.</text:p>
      <text:p text:style-name="P2"/>
      <text:p text:style-name="P4">III.XXVI</text:p>
      <text:p text:style-name="P2"/>
      <text:p text:style-name="P2">Woke to a rainy day, listened to May the Lord Watch, drank coffee, ate fruit and pretzel shells, listened to Kokoroko, fell asleep, woke, made coffee, updated my calendar, listened to Madvillany and wrote in my journal.</text:p>
      <text:p text:style-name="P2"><text:s text:c="3"/>I made noodles n’ peas w/ pretzel crumbles, looked at my phone and listened to Shintaro Sakamoto. Then, Spotify recommended I listen to Illinoise — what a long album! I put on the Kokoroko album after that and fell asleep.</text:p>
      <text:p text:style-name="P2"/>
      <text:p text:style-name="P4">III.XXVII</text:p>
      <text:p text:style-name="P2"/>
      <text:p text:style-name="P2">It was a little harder to get up than I expected, so I put a coffee in my to-go cup, brushed my teeth, got dressed, packed my bag and left the house. I walked to AVL Club, ordered another coffee and wrote in my journal.</text:p>
      <text:p text:style-name="P2"><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2"/>
      <text:p text:style-name="P3">. . .</text:p>
      <text:p text:style-name="P2"/>
      <text:p text:style-name="P2">Derek, Travis and I helped Myles complete the Mountain Xpress crossword, and then I made peas n’ noodles, dropped off a bag at Ryan &amp; Melissa’s <text:soft-page-break/>house, went to Kev's, ate my food on their porch and drove us all to the shed, where we had Ever-Expanding rehearsal as a nine-piece for the first time (and pizza.)</text:p>
      <text:p text:style-name="P2"><text:s text:c="3"/>I dropped Kevin &amp; Alyse off and sped to a show downtown at the One Stop, then had friends over til 6AM.</text:p>
      <text:p text:style-name="P2"/>
      <text:p text:style-name="P6">III.XVIII</text:p>
      <text:p text:style-name="P2"/>
      <text:p text:style-name="P2">I hid in bed, ate pickle chips, drank coffee and an Athletic until about 320, when I moved the Mini, got dressed and laid my rug out in the back of the truck. I also wrote in my journal.</text:p>
      <text:p text:style-name="P2"/>
      <text:p text:style-name="P3">. . .</text:p>
      <text:p text:style-name="P2"/>
      <text:p text:style-name="P2">I drove to Kev's house, smoked a bowl in the front yard and drove to the shed, where we loaded all the gear. Kev and I grabbed coffees on our way to Revolve, where we loaded in the gear, set up and eventually played through the Ever-Expanding record for a small crowd and many cameras.</text:p>
      <text:p text:style-name="P2"><text:s text:c="3"/>We socialized while packing up. I took the truck home, fetched the Mini and spent $30 on a burger, fries and Sprite at the Pub. I watched UNC lose their tournament game and gave my friend Jill a hug. I drove home and fell fast asleep.</text:p>
      <text:p text:style-name="P2"/>
      <text:p text:style-name="P6">III.XXIX</text:p>
      <text:p text:style-name="P2"/>
      <text:p text:style-name="P2">I woke at 8 and looked at Instagram. The sound of the door being locked when we were ready to perform at Revolve was suck in my head. The Nap Ministry shared a link to Beyoncé's cover of Blackbird, so I <text:soft-page-break/>listened to that whole album and fell right back asleep until 1130.</text:p>
      <text:p text:style-name="P2"><text:s text:c="3"/>I woke, got dressed, brushed &amp; flossed and headed for downtown. I ordered a coffee from AVL Club, did some social media, went over to Bartel Pritchard and wrote in my journal.</text:p>
      <text:p text:style-name="P2"/>
      <text:p text:style-name="P3">. . .</text:p>
      <text:p text:style-name="P2"/>
      <text:p text:style-name="P2">I ordered another coffee,dis some more social media, sat in the park some more, ordered a latte and walked to the west side. I sat in front of Sunny Point for a while and then walked with Hannah to Odd's and back.</text:p>
      <text:p text:style-name="P2"><text:s text:c="3"/>I went home, changed my bag setup and walked to Aldi with a quick stop at the Brew Pump before and after. I went home, took a bath, made noodles &amp; peas, looked at my phone and wrote in my journal.</text:p>
      <text:p text:style-name="P2"/>
      <text:p text:style-name="P4">III.XXX</text:p>
      <text:p text:style-name="P2"/>
      <text:p text:style-name="P2">I woke at seven but fell back asleep for a long time. I drank a cup of coffee, went to Jill's bday at the arcade, drank a coffee at the Pump, went home, made food and then went to the Greagle.</text:p>
      <text:p text:style-name="P2"><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2"/>
      <text:p text:style-name="P3">. . .</text:p>
      <text:p text:style-name="P2"/>
      <text:p text:style-name="P2">I walked back down to Greagle for the Disarmers show, helped with load-out, swung by Weirdo Central <text:soft-page-break/>w/ Jack and then hung for a while at my house. We listened to Ever-Expanding, Khruangbin, Scary Goldings and a Cavaliers lot session before I drove him downtown.</text:p>
      <text:p text:style-name="P2"/>
      <text:p text:style-name="P6">III.XXXI</text:p>
      <text:p text:style-name="P2"/>
      <text:p text:style-name="P2">Woke, drank two coffees and put gas in the car. I got some soup from the market, ate it under a tree and drove to the coffee shop by the airport where I had a nitro cold brew.</text:p>
      <text:p text:style-name="P2"><text:s text:c="3"/>I picked up my mom and drove her to Sylva, then had a burger and an Athletic w/ Pops. I went back to their house, ate some grapes, laid on the couch for a while and then drove back to Asheville.</text:p>
      <text:p text:style-name="P2"><text:s text:c="3"/>I bought some NA Guinness and took it to the Pump, where we came up with the idea for the Oopsy App. I went home, took a bath and wrote in my journal.</text:p>
      <text:p text:style-name="P2"/>
      <text:p text:style-name="P6">IV.I</text:p>
      <text:p text:style-name="P2"/>
      <text:p text:style-name="P2">I went to Aldi for grapes and bubbles as soon as they opened, then came home, made a coffee and charged my phone. The first Ever-Expanding track was released, so I posted to my story and started walking downtown.</text:p>
      <text:p text:style-name="P2"><text:s text:c="3"/>I got a coffee at AVL Club, did some more social media stuff, went to Bartel Pritchard, opened a GuinNA and wrote in my journal.</text:p>
      <text:p text:style-name="P2"/>
      <text:p text:style-name="P3">. . .</text:p>
      <text:p text:style-name="P2"/>
      <text:p text:style-name="P2">I started walking west, stopping briefly at Aren's house to use the restroom. I went home, made food <text:soft-page-break/>and looked at my phone on the porch until the sun started to set and I decided another walk was in order.</text:p>
      <text:p text:style-name="P2"><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2"><text:s text:c="3"/>I walked to the Country Club, chatted with Kevin &amp; Dave, got a soda water, sat with Tate, Mark and Tawney for a minute, then walked home, listened to Dawn Landes and fell asleep.</text:p>
      <text:p text:style-name="P2"/>
      <text:p text:style-name="P4">IV.II</text:p>
      <text:p text:style-name="P2"/>
      <text:p text:style-name="P2">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2"><text:s text:c="3"/>I started a load of laundry, almost fell asleep, went back out to the porch and wrote in my journal.</text:p>
      <text:p text:style-name="P2"/>
      <text:p text:style-name="P3">. . .</text:p>
      <text:p text:style-name="P2"/>
      <text:p text:style-name="P2">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2"><text:soft-page-break/><text:s text:c="3"/>We went to Little Jumbo and saw music like none I had ever heard — jazz blues Cajun? I guess I’ve heard that. I didn’t recognize it in the context of Asheville musicians. It transcended in that way.</text:p>
      <text:p text:style-name="P2"><text:s text:c="3"/>We went back to Cait’s house and jammed on instruments no one can play. Will showed up and I got upset. I went home and thought I might wallow for a couple days.</text:p>
      <text:p text:style-name="P2"/>
      <text:p text:style-name="P6">IV.III</text:p>
      <text:p text:style-name="P2"/>
      <text:p text:style-name="P2">I dreamt I was exchanging painting lessons w/ Alan Watts. When I woke, I felt reborn, and the weather was unexpectedly warm, so I set off on foot. I got to the bend in Wayhood and decided to turn back to Cattle Bat for a quad Americano with my last $5.00.</text:p>
      <text:p text:style-name="P2"><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2"/>
      <text:p text:style-name="P3">. . .</text:p>
      <text:p text:style-name="P2"/>
      <text:p text:style-name="P2">I made some updates to my website while listening to The Listening, folded my laundry, put it away. I listened to some of the first Black Star album and Take Me Where I ain’t.</text:p>
      <text:p text:style-name="P2"/>
      <text:p text:style-name="P3">. . .</text:p>
      <text:p text:style-name="P2"/>
      <text:p text:style-name="P2">I picked up Hannah and we drove to Hillman, where we met Nathan, ordered food and were randomly joined by Ryan and Allison. We walked across the street to <text:soft-page-break/>Open Folk and were engulfed with music. Millie said, “Y’all wanna hang?” The kitchen was closed across the street, so we went to Standard Pizza and talked about how we can improve our community.</text:p>
      <text:p text:style-name="P2"/>
      <text:p text:style-name="P4">IV.IV</text:p>
      <text:p text:style-name="P2"/>
      <text:p text:style-name="P2">I woke, drank three cups of coffee, did laundry from start to finish, worked on website back end, took a bath, loaded my drums into the car, drove to Kev's for a bit and then down to the Purple Onion, where I set up my drums, sound checked, drank an Athletic, ate dinner, ordered a coffee, went to the greenroom and wrote in my journal.</text:p>
      <text:p text:style-name="P2"/>
      <text:p text:style-name="P3">. . .</text:p>
      <text:p text:style-name="P2"/>
      <text:p text:style-name="P2">Kevin, Dulci and I played a very fun set. From what I can gather looking at my calendar, it was the first time we’d played our original songs together since the Pie Chani Christmas party in early December. The music felt fresh and effortless.</text:p>
      <text:p text:style-name="P2"><text:s text:c="3"/>I drank a coffee while loading out and then got stuck in traffic.</text:p>
      <text:p text:style-name="P2"/>
      <text:p text:style-name="P4">IV.V</text:p>
      <text:p text:style-name="P2"/>
      <text:p text:style-name="P2">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2"/>
      <text:p text:style-name="P3">. . .</text:p>
      <text:p text:style-name="P2"><text:soft-page-break/></text:p>
      <text:p text:style-name="P2">Gnarlie and I went to the bank after reading through writings and making small changes. I deposited my cash from the Purple Onion and said, “Could a depressed person do that?” it was very windy outside. We drove home, ate some food &amp; took a nap together.</text:p>
      <text:p text:style-name="P2"><text:s text:c="3"/>I spent the night on self-enquiry and a little poetry.</text:p>
      <text:p text:style-name="P2"/>
      <text:p text:style-name="P6">IV.VI</text:p>
      <text:p text:style-name="P2"/>
      <text:p text:style-name="P2">Woke, let Charlie out, fed she and Nubs. Neighbor Stan came to the door and said, “Aw man, I thought Kevin was here. I was hoping for a ride.” I said, “I’ll give you a ride, bud!”</text:p>
      <text:p text:style-name="P2"><text:s text:c="3"/>we went to Instant Karma to pick up some candles and then walked to Beanwerks for coffees. We drove home, where I drank my coffee, looked at my phone and wrote in my journal.</text:p>
      <text:p text:style-name="P2"/>
      <text:p text:style-name="P3">. . .</text:p>
      <text:p text:style-name="P2"/>
      <text:p text:style-name="P2">I rested while charging my phone and eventually walked with Charlie up to my house, where I took a bath, wrote a personal bio, drank a cup of coffee and packed a bag of additional things to have on hand while pet sitting, like pajama pants. We then walked back to Hendrix St., where I ate some food and wrote in my journal.</text:p>
      <text:p text:style-name="P2"/>
      <text:p text:style-name="P3">. . .</text:p>
      <text:p text:style-name="P2"/>
      <text:p text:style-name="P2">I walked up to Cellarest, where Dan was playing, ordered a hop water and sat outside in the sun. Ryan <text:soft-page-break/>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2"><text:s text:c="3"/>Melissa took Max home and I chatted with Alex about the book he had been working on for three years, and how I had recently started sharing my journals. “You’re the first person I’ve told,” I said.</text:p>
      <text:p text:style-name="P2"><text:s text:c="3"/>We hugged and Ryan gave me a ride to Hendrix, where I ate chips, made rice and wrote in my journal.</text:p>
      <text:p text:style-name="P2"/>
      <text:p text:style-name="P4">IV.VII</text:p>
      <text:p text:style-name="P2"/>
      <text:p text:style-name="P2">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2"/>
      <text:p text:style-name="P4">IV.IX</text:p>
      <text:p text:style-name="P2"/>
      <text:p text:style-name="P2">The rain was hypnotic. We slept with the window open til 11AM, at which point I drank a coffee and gathered my things. We drove down to Zeppelin, where I fed the monsters and wrote in my journal.</text:p>
      <text:p text:style-name="P2"/>
      <text:p text:style-name="P3">. . .</text:p>
      <text:p text:style-name="P2"/>
      <text:p text:style-name="P2"><text:soft-page-break/>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2"/>
      <text:p text:style-name="P6">IV.X</text:p>
      <text:p text:style-name="P2"/>
      <text:p text:style-name="P2">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2"><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2"><text:s text:c="3"/>I ordered an Athletic, sat by the fire pit*, got another drink with Hannah &amp; Chris, talked to Rita about a possible emergency photo shoot, watched the second set, went across the street for a heart-to-heart and then drove home to Charlie the Dog.</text:p>
      <text:p text:style-name="P2"><text:s text:c="3"/>I slept from midnight til 430, ate a clementine, drank a tangerine bubbly, listened to some songs, smoked and wrote in my journal.</text:p>
      <text:p text:style-name="P2"/>
      <text:p text:style-name="P4"/>
      <text:p text:style-name="P4"/>
      <text:p text:style-name="P4"/>
      <text:p text:style-name="P4"><text:soft-page-break/>IV.XI</text:p>
      <text:p text:style-name="P2"/>
      <text:p text:style-name="P2">I napped, walked Charlie down to her house in the rain and then walked to Aldi, Izzy's, the market and my house. I sat on the porch, added more espresso to my latte and wrote in my journal, feeling as dreary as the weather.</text:p>
      <text:p text:style-name="P2"/>
      <text:p text:style-name="P3">. . .</text:p>
      <text:p text:style-name="P2"/>
      <text:p text:style-name="P2">I took a bath, drove to Hendrix, made food and laid down in bed. Melissa and Max came over to give me a hug. After a convo on the porch, I went back to bed and eventually fell asleep.</text:p>
      <text:p text:style-name="P2"/>
      <text:p text:style-name="P4">IV.XII</text:p>
      <text:p text:style-name="P2"/>
      <text:p text:style-name="P2">I was woken by the monsters, fed them, made a French press and drank the whole thing while packing up my drums and other petsitting belongings. I did the dishes, made the bed, sat outside and wrote in my journal.</text:p>
      <text:p text:style-name="P2"/>
      <text:p text:style-name="P3">. . .</text:p>
      <text:p text:style-name="P2"/>
      <text:p text:style-name="P2">Gnarly and I took my possessions and drove up to my house. I probably drank a coffee and then walked Charlie the Dog back to Kev's house. I went to Aldi, Izzy's, the market and my house after that.</text:p>
      <text:p text:style-name="P2"><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text:soft-page-break/>caf for a very quick dinner and then played a concert.</text:p>
      <text:p text:style-name="P2"><text:s text:c="3"/>I rode with Kim &amp; Ted back to Asheville and quickly fell asleep.</text:p>
      <text:p text:style-name="P2"/>
      <text:p text:style-name="P6">IV.XIII</text:p>
      <text:p text:style-name="P2"/>
      <text:p text:style-name="P2">I woke, drank a coffee and drove the Mini to Rare Bird Farm, where I set up my drums in the barn and sat in the sun until Kevin, Dulci and Wyndham arrived. We sound checked, ate dinner, watched Sam, played 70 mins of music and packed up our things.</text:p>
      <text:p text:style-name="P2"><text:s text:c="3"/>I drove back to the west side and then walked downtown to Mamacita's for a burrito and then Madison Cunningham at the Orange Peel. I caught a ride home from Gary, where we listened to music and ate tons of clementines.</text:p>
      <text:p text:style-name="P2"/>
      <text:p text:style-name="P6">IV.XIV</text:p>
      <text:p text:style-name="P2"/>
      <text:p text:style-name="P2">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2"/>
      <text:p text:style-name="P3">. . .</text:p>
      <text:p text:style-name="P2"/>
      <text:p text:style-name="P2">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2"><text:soft-page-break/><text:s text:c="3"/>I walked to Odd’s for an iced latte and got a text from Melissa saying they were going to Muñoz. I walked home, got the car, drove to Muñoz, ate three tamales outside with Ryan, Melissa, Dulci, Kevin, Alyse and Max before driving home, eating grapes in the bath and falling asleep til 3AM.</text:p>
      <text:p text:style-name="P2"><text:s text:c="3"/>I woke, listened to Let it Die and laid awake.</text:p>
      <text:p text:style-name="P2"/>
      <text:p text:style-name="P4">IV.XV</text:p>
      <text:p text:style-name="P2"/>
      <text:p text:style-name="P2">I woke after 10, drank a coffee in the hammock, made another, walked to Aldi, then Odd’s, where I ordered a latte and wrote in my journal.</text:p>
      <text:p text:style-name="P2"/>
      <text:p text:style-name="P3">. . .</text:p>
      <text:p text:style-name="P2"/>
      <text:p text:style-name="P2">I went home, ate chocolate, typed on my computer and eventually walked up to the Pump. They were closed, but I realized that didn’t matter to me at all, so I sat in the gas station parking lot and watched people arrive.</text:p>
      <text:p text:style-name="P2"><text:s text:c="3"/>Grant wanted to go to UJ, so I had a hop water with him there. Around 430, we went back to the Pump, where I ate hibachi, bought a 12-pack of Athletic and drove down to Middlemont.</text:p>
      <text:p text:style-name="P2"><text:s text:c="3"/>We had Hannah rehearsal on the porch, and then I drove to the Mashup. They finished playing at 11:15. I drove home and cried myself to sleep, woke at 3AM, took a bath, went back to bed and had life-or-death dreams.</text:p>
      <text:p text:style-name="P2"/>
      <text:p text:style-name="P4"/>
      <text:p text:style-name="P4"/>
      <text:p text:style-name="P4"/>
      <text:p text:style-name="P4"/>
      <text:p text:style-name="P6"><text:soft-page-break/>IV.XVI</text:p>
      <text:p text:style-name="P2"/>
      <text:p text:style-name="P2">I awoke an hour before my alarm, made my bed, tidied the kitchen and the bathroom, made coffee and wrote in my journal.</text:p>
      <text:p text:style-name="P2"/>
      <text:p text:style-name="P3">. . .</text:p>
      <text:p text:style-name="P2"/>
      <text:p text:style-name="P2">I drove to Scott's and was the first one there. Scott was he was playing guitar on his porch when I got there rehearsal Ever-Expanding rehearsal drove Charlie to her house, no, met my mom at my house, swapped Minis, drove Charlie home, came back, emptied my pockets and wrote in my journal.</text:p>
      <text:p text:style-name="P2"/>
      <text:p text:style-name="P3">. . .</text:p>
      <text:p text:style-name="P2"/>
      <text:p text:style-name="P2">I set off for downtown, sat on my secret staircase to nowhere and called my mom. She had taken a nap in her car and was waiting at the ballpark, so I walked there and met her an hour-and-a-half before the game was set to start.</text:p>
      <text:p text:style-name="P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2"/>
      <text:p text:style-name="P4"/>
      <text:p text:style-name="P4"/>
      <text:p text:style-name="P4"/>
      <text:p text:style-name="P4"><text:soft-page-break/>IV.XVII</text:p>
      <text:p text:style-name="P2"/>
      <text:p text:style-name="P2">I slept more than I had been lately and dreamt less crazily, but still had a very awake period from 5-8. I woke again at 1045, drank two cups of coffee and managed my calendar, wrote in my journal.</text:p>
      <text:p text:style-name="P2"/>
      <text:p text:style-name="P3">. . .</text:p>
      <text:p text:style-name="P2"/>
      <text:p text:style-name="P2">I made food and drove to Open Folk, mainly to see Ryan. I was feeling very tired after that, so after helping stack chairs, I drove home, made more food and fell asleep.</text:p>
      <text:p text:style-name="P2"/>
      <text:p text:style-name="P4">IV.XVIII</text:p>
      <text:p text:style-name="P2"/>
      <text:p text:style-name="P2">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2"/>
      <text:p text:style-name="P4">IV.XIX</text:p>
      <text:p text:style-name="P2"/>
      <text:p text:style-name="P2">I woke after a nice rain, made a cup of coffee, listened to Heavy on the Vine, packed my drums in the convertible, called my dad, ate a banana, made another cup of coffee and wrote in my journal.</text:p>
      <text:p text:style-name="P2"/>
      <text:p text:style-name="P3">. . .</text:p>
      <text:p text:style-name="P2"/>
      <text:p text:style-name="P2"><text:soft-page-break/>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2"><text:s text:c="3"/>I slept soundly.</text:p>
      <text:p text:style-name="P2"/>
      <text:p text:style-name="P6">IV.XX</text:p>
      <text:p text:style-name="P2"/>
      <text:p text:style-name="P2">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2"><text:s text:c="3"/>I went to Aldi for fruits and veggies, came home and wrote in my journal.</text:p>
      <text:p text:style-name="P2"/>
      <text:p text:style-name="P3">. . .</text:p>
      <text:p text:style-name="P2"/>
      <text:p text:style-name="P2">I packed a bag and drove out to Swananoa for the Sticky Icky, where I ate pizza and played a 90-minute set w/ Dulci, Kevin, Alyse, Charlie, Ryan and Melissa. I ate more pizza, walked down to the river, ate more pizza and drove downtown to Thomas Kozak’s CD release.</text:p>
      <text:p text:style-name="P2"><text:s text:c="3"/>There was a beautiful collection of people and sounds in the room. We grounded that energy by going to the WALK, where we pushed three or four tables together and did our best to not overwork their only two servers.</text:p>
      <text:p text:style-name="P2"><text:s text:c="3"/>Everyone was tired and we talked about how hard they were going to sleep before parting ways.</text:p>
      <text:p text:style-name="P2"/>
      <text:p text:style-name="P4"><text:soft-page-break/>IV.XXI</text:p>
      <text:p text:style-name="P2"/>
      <text:p text:style-name="P2">I made coffee, listened to the Thomas Kozak EP and wrote in my journal.</text:p>
      <text:p text:style-name="P2"/>
      <text:p text:style-name="P3">. . .</text:p>
      <text:p text:style-name="P2"/>
      <text:p text:style-name="P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2"><text:s text:c="3"/>I met a cool dog named Toby and drove to Static Age Loft, where Millie and three other songwriters were playing in a round. I drank a Mathletic Lite, chatted with Christina and drove home, took a bath. I was tired and fell asleep.</text:p>
      <text:p text:style-name="P2"/>
      <text:p text:style-name="P4">IV.XXII</text:p>
      <text:p text:style-name="P2"/>
      <text:p text:style-name="P2">Took my drums out of the convertible, made two cups of coffee and drove down to Centerford for rehearsal with Tina, Melissa, Ryan and Max, where I had a third cup of coffee. At 1, I drove up to the shed, where we spontaneously wrote one song and demoed another.</text:p>
      <text:p text:style-name="P2"><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text:soft-page-break/>late it was. I drove home, ate all the grapes and fell fast asleep.</text:p>
      <text:p text:style-name="P2"/>
      <text:p text:style-name="P6">IV.XXIII</text:p>
      <text:p text:style-name="P2"/>
      <text:p text:style-name="P2">Drove to the shed and worked on six songs. I listened to them afterwards and then drove home, changed my clothes and speedwalked to the bank downtown in about an hour. I walked to Wedge, ordered an Athletic and wrote in my journal.</text:p>
      <text:p text:style-name="P2"/>
      <text:p text:style-name="P3">. . .</text:p>
      <text:p text:style-name="P2"/>
      <text:p text:style-name="P2">I walked up to the Pump, where Blessed Soul food truck was serving. I ordered a burger w/ fries, baked beans + mac &amp; cheese, told my friends I was tired after eating all that, walked home and fell asleep with my clothes on.</text:p>
      <text:p text:style-name="P2"/>
      <text:p text:style-name="P6">IV.XXIV</text:p>
      <text:p text:style-name="P2"/>
      <text:p text:style-name="P2">I made a cup of coffee and drank it in the back garden, listened to the new Dr. Dog song, put on my rain coat and walked up to Aldi for grapes, citrus, bananas, peas &amp; kidney beans. I walked to Odd's after that, ordered a latte and wrote in my journal.</text:p>
      <text:p text:style-name="P2"/>
      <text:p text:style-name="P3">. . .</text:p>
      <text:p text:style-name="P2"/>
      <text:p text:style-name="P2">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2"><text:soft-page-break/><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2"/>
      <text:p text:style-name="P4">IV.XXV</text:p>
      <text:p text:style-name="P2"/>
      <text:p text:style-name="P2">I woke up thinking about how I had the whole day off, so, after charging my phone, I set off for downtown, went to AVL 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p>
      <text:p text:style-name="P2"/>
      <text:p text:style-name="P3">. . .</text:p>
      <text:p text:style-name="P2"/>
      <text:p text:style-name="P2">I sat in the park, drank another coffee, walked back to the west side and watched the Ever-Expanding session from Secret Sounds. I walked up to the Pump, ordered a burrito from El Kimchi and walked to Izzy's for a coffee.</text:p>
      <text:p text:style-name="P2"><text:s text:c="3"/>I had something stuck in my tooth and could not get it out. The coffee shop closed, so I sat by the park and texted Allen to see if he was home and had any floss. He wasn’t, but said his house was unlocked.</text:p>
      <text:p text:style-name="P2"><text:s text:c="3"/>That issue resolved, I went to Malvern Hills and read my book until a fight broke out in the street. <text:soft-page-break/>I stuck around to deescalate things but left before having to talk to any cops. I went to rehearsal with Wyndham, Dulci, Kevin, Charlie and Alyse until about 10 and started walking home.</text:p>
      <text:p text:style-name="P2"><text:s text:c="3"/>I ran into a drunk Myles, gave him a ride, had an Athletic at the Club, went home and fell asleep.</text:p>
      <text:p text:style-name="P2"/>
      <text:p text:style-name="P6">IV.XXVI</text:p>
      <text:p text:style-name="P2"/>
      <text:p text:style-name="P2">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2"/>
      <text:p text:style-name="P3">. . .</text:p>
      <text:p text:style-name="P2"/>
      <text:p text:style-name="P2">I drove to Ingles for lactose-free chocolate ice cream and then to the Reckard home, where I had dinner with Gary, Fox, Darwin, Zelda and Lucy. Darwin was pushing buttons on the radio while Gary gave me a tour of their new RV and found Fwuit on the airwaves.</text:p>
      <text:p text:style-name="P2"><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2"/>
      <text:p text:style-name="P6">IV.XXVII</text:p>
      <text:p text:style-name="P2"/>
      <text:p text:style-name="P2"><text:soft-page-break/>Walked to Kev's house for rehearsal with he and Hannah, and had a nice sit in the park beforehand. We ran through our set list and then swung by my house, Hannah’s house and Chipotle before driving to Columbia for a garden party.</text:p>
      <text:p text:style-name="P2"><text:s text:c="3"/>We played three songs, delayed for rain, hung in the house for a drink, resumed the set, packed our things and headed home. Jackson asked me to tell a story along the way, and I could only think of Holy Ghost breaking down in Placerville, CA.</text:p>
      <text:p text:style-name="P2"/>
      <text:p text:style-name="P4">IV.XXVIII</text:p>
      <text:p text:style-name="P2"/>
      <text:p text:style-name="P2">Woke, drove to the shed and worked or reworked four-five new tunes before driving out to Sylva for my mom’s bday dinner. I bought a box of Cheez-Its on the way home and ate the whole thing in an effort to decompress.</text:p>
      <text:p text:style-name="P2"/>
      <text:p text:style-name="P4">IV.XXIX</text:p>
      <text:p text:style-name="P2"/>
      <text:p text:style-name="P2">Woke to the sounds of the neighbor vacuuming out their car. I went downstairs to escape it, but realized I was out of coffee, so I walked to Kota Kai, the market, Aldi, Odd's and back home, where I sat on the couch and wrote in my journal.</text:p>
      <text:p text:style-name="P2"/>
      <text:p text:style-name="P3">. . .</text:p>
      <text:p text:style-name="P2"/>
      <text:p text:style-name="P2">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2"><text:soft-page-break/><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2"><text:s text:c="3"/>I took a bath after she dropped me off and walked to the Mashup, where I had good talks with Devon &amp; Troy before heading home and falling asleep.</text:p>
      <text:p text:style-name="P2"/>
      <text:p text:style-name="P6">IV.XXX</text:p>
      <text:p text:style-name="P2"/>
      <text:p text:style-name="P2">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p>
      <text:p text:style-name="P2"/>
      <text:p text:style-name="P6">V.I</text:p>
      <text:p text:style-name="P2"/>
      <text:p text:style-name="P2">I woke to 27 messages about the tunes we had just recorded. I listened to a Jon Charles Dwyer record under my blanket and then walked to Battle Cat. My main card was declined, so once I had drank most of my coffee, I decided to walk downtown to the bank, where I deposited a hundo bill I had been carrying around for eleven days.</text:p>
      <text:p text:style-name="P2"><text:s text:c="3"/>I went to AVL Club after that, ordered an Americano and wrote in my journal.</text:p>
      <text:p text:style-name="P2"/>
      <text:p text:style-name="P3">. . .</text:p>
      <text:p text:style-name="P2"/>
      <text:p text:style-name="P2">I ordered another coffee, sat in the park, changed my shoes and walked home, unable to decide on <text:soft-page-break/>anything to eat. I hung at the house for a while and eventually decided to eat a cold Italian from Pizza Mind.</text:p>
      <text:p text:style-name="P2"><text:s text:c="3"/>I drove to rehearsal at Hannah’s house with Melissa and Jackson, then gave Hannah a ride to Ingles. We texted sweetly after that and I listened to a record by Luther somebody; she had sent me a song from it about a cricket.</text:p>
      <text:p text:style-name="P2"/>
      <text:p text:style-name="P4">V.II</text:p>
      <text:p text:style-name="P2"/>
      <text:p text:style-name="P2">What a day. In no particular order, I wrote in my journal and elsewhere. I drank four cups of coffee, set up my VCR, watched Driving Miss Daisy, made a bagel sandwich and never left the house.</text:p>
      <text:p text:style-name="P2"/>
      <text:p text:style-name="P4">V.III</text:p>
      <text:p text:style-name="P2"/>
      <text:p text:style-name="P2">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2"><text:s text:c="3"/>I drove home and fell fast asleep.</text:p>
      <text:p text:style-name="P2"/>
      <text:p text:style-name="P4"/>
      <text:p text:style-name="P4"/>
      <text:p text:style-name="P4"/>
      <text:p text:style-name="P4"/>
      <text:p text:style-name="P4"/>
      <text:p text:style-name="P4"/>
      <text:p text:style-name="P4"/>
      <text:p text:style-name="P4"/>
      <text:p text:style-name="P6"><text:soft-page-break/>V.IV</text:p>
      <text:p text:style-name="P2"/>
      <text:p text:style-name="P2">Made a cup of coffee, walked to Aldi, swung by Kota Kai for a sit, walked home, took a bath, made transportation arrangements and wrote in my journal.</text:p>
      <text:p text:style-name="P2"/>
      <text:p text:style-name="P3">. . .</text:p>
      <text:p text:style-name="P2"/>
      <text:p text:style-name="P2">I made a third coffee, went down to Hannah’s, loaded her care in the rain and drove to the Purple Onion. We loaded in, set up, hung in the greenroom, ate dinner and started our set.</text:p>
      <text:p text:style-name="P2"><text:s text:c="3"/>Things sounded amazing to me for about 10 songs, but things slowly started to go wrong and Hannah lost her composure. Things started getting to fast. We packed up and drove home in the rain.</text:p>
      <text:p text:style-name="P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2"><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2"><text:s text:c="3"/>I sped home and got in bed. She said she should have instead told me to be kind to myself also. I appreciated the clarification and wanted her to know my desire to be kind, fun and helpful did not come with expectation.</text:p>
      <text:p text:style-name="P2"><text:soft-page-break/><text:s text:c="3"/>“I know,” she said. “Thank you.”</text:p>
      <text:p text:style-name="P2"/>
      <text:p text:style-name="P2">the fucking birds went nuts at 4AM and my sleep became erratic.</text:p>
      <text:p text:style-name="P2"/>
      <text:p text:style-name="P3">. . .</text:p>
      <text:p text:style-name="P2"/>
      <text:p text:style-name="P2">There was also the part where I said, “I don’t want to change anything… if you don’t.” that was probably after I said I was okay with being friends.</text:p>
      <text:p text:style-name="P2"/>
      <text:p text:style-name="P4">V.V</text:p>
      <text:p text:style-name="P2"/>
      <text:p text:style-name="P2">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2"><text:s text:c="3"/>I walked past the Ingles egg protesters and down to Hannah’s house at exactly 12:30. we loaded her car and talked very little about the night before. In fact, her asking if I had gotten enough sleep may not have been as directly related to my heartbreak as I assumed it to be.</text:p>
      <text:p text:style-name="P2"><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2"><text:soft-page-break/><text:s text:c="3"/>We re-arrived at the same time as Jackson, set up, ate arepas, played a great set. I started to feel blue towards the end and got a little bombastic at times as a temper tantrum. I moped around in a manner that only my friend’s would recognize, packed up the car, said goodbyes and got on the road with Jackson.</text:p>
      <text:p text:style-name="P2"><text:s text:c="3"/>We talked about quitting alcohol, loving Hannah, music &amp; psychology, stopped at the Saluda Marathon, drove to Asheville in the rain. Hannah and I DMed a surprising amount after that, more than I had intended.</text:p>
      <text:p text:style-name="P2"/>
      <text:p text:style-name="P6">V.VI</text:p>
      <text:p text:style-name="P2"/>
      <text:p text:style-name="P2">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2"><text:s text:c="3"/>I also listened to four new Scott demos, wrote to that band, my sister, my mom, Maryclaire.</text:p>
      <text:p text:style-name="P2"><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2"><text:s text:c="3"/>I feel relief of the fear of rejection from Hannah, which optimistically translates to less attachment to the outcome of our relationship. I’m still excited to see her though. I realized on my walk home it’s okay to not have monk-like resistance <text:soft-page-break/>to hits of dopamine, but I may be the man for the job of working toward that goal.</text:p>
      <text:p text:style-name="P2"/>
      <text:p text:style-name="P3">. . .</text:p>
      <text:p text:style-name="P2"/>
      <text:p text:style-name="P2">I made food and hung out on the couch until Hannah arrived. She helped me unload my drums and then offered me some grapes, for which I traded a hop water in return. I thought about watching Babe, but a thunder storm was rolling in, so I watched that instead.</text:p>
      <text:p text:style-name="P2"/>
      <text:p text:style-name="P4">V.VII</text:p>
      <text:p text:style-name="P2"/>
      <text:p text:style-name="P2">I drank a cup of coffee, packed my bag and walked downtown to AVL Club for a second coffee. I was sitting in the park when I heard JB call to me, who was heading to Yacht Club way before they opened.</text:p>
      <text:p text:style-name="P2"><text:s text:c="3"/>We played a game of chess outside AVL Club and were soon joined by Cait. She and I walked down Mushroom Lane, split a pill, went to Mamacita's, the co-op an art store, the parking garage and my house. She was a little unsure about having sex but eventually decided it was a good idea while we listened to Khruangbin.</text:p>
      <text:p text:style-name="P2"><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2"><text:s text:c="3"/>I fell asleep texting with her and Cait.</text:p>
      <text:p text:style-name="P2"/>
      <text:p text:style-name="P2">I forgot to mention how I had seen a very fine looking Maddy Rojas while sitting with JB. She was <text:soft-page-break/>clearly on a date. After Cait left, I noticed I had her number and texted her asking if she’d like to go on one with me, which we scheduled for Thursday.</text:p>
      <text:p text:style-name="P2"/>
      <text:p text:style-name="P6">V.X</text:p>
      <text:p text:style-name="P2"/>
      <text:p text:style-name="P2">woke, made coffee, listened to two Nurse Cat songs and wrote in my journal.</text:p>
      <text:p text:style-name="P2"/>
      <text:p text:style-name="P3">. . .</text:p>
      <text:p text:style-name="P2"/>
      <text:p text:style-name="P2">I walked to Middlemont for rehearsal with Ryan and Tina, then got a group text from Dulci saying she, Alyse and Becca had been asked to sing w/ Dr. Dog. I walked to Aldi, Izzy's and home while obsessing over my desire to be invited to somehow tag along.</text:p>
      <text:p text:style-name="P2"><text:s text:c="3"/>I listened to night four of the San Francisco album and fell asleep for a couple hours, dreaming of farting around Scott's house with him, Kevin &amp; Leann.</text:p>
      <text:p text:style-name="P2"><text:s text:c="3"/>I made an overly toasted bagel and rotted in bed until it was time to walk to Odd for the Sun Goblin show. I enjoyed watching bands I wouldn’t normally see, but started getting tired ruing their set, especially once Hannah group-texted about the Aurora borealis.</text:p>
      <text:p text:style-name="P2"><text:s text:c="3"/>I couldn’t see it on my cold walk home. I texted her to say as much, and she eventually responded, “I saw it only briefly.”</text:p>
      <text:p text:style-name="P2"/>
      <text:p text:style-name="P4"/>
      <text:p text:style-name="P4"/>
      <text:p text:style-name="P4"/>
      <text:p text:style-name="P4"/>
      <text:p text:style-name="P4"/>
      <text:p text:style-name="P4"><text:soft-page-break/>V.XI</text:p>
      <text:p text:style-name="P2"/>
      <text:p text:style-name="P2">I woke at 7 feeling lonely and depressed. I slept til noon, dreaming of things I need to move to Scott's house. He had said today was a good day for that, but did not respond when I asked about noon.</text:p>
      <text:p text:style-name="P2"><text:s text:c="3"/>I reluctantly made a coffee, started responding to texts from the day before, got back into bed and wrote in my journal.</text:p>
      <text:p text:style-name="P2"/>
      <text:p text:style-name="P2">Today marks 10 weeks of no drinking. I wish I felt more accomplished. I at least have the insight of knowing I would have gotten wasted last night and blamed my low feelings on the alcohol.</text:p>
      <text:p text:style-name="P2"><text:s text:c="3"/>I am loosening my grip on things but it is very painful. I guess I am grateful no one has to watch me be this miserable. I would probably lie to them about how I am feeling and what I did all day — at least two years ago. I told Scott I would just bring stuff on Sunday and went up to the Brew Pump, where I got surrounded by the aggressively boring conversation of Travis, case, Brian and not-boring-but-oddly-softspoken Grant.</text:p>
      <text:p text:style-name="P2"><text:s text:c="3"/>I texted Hannah asking if we could throw the frisbee some time and she said that would be nice and that she would come to the Honeycutters Greagle show, so I finally felt like eating and bathing.</text:p>
      <text:p text:style-name="P2"><text:s text:c="3"/>We ended up walking up to the venue at the same time, ordering food, waiting outside. We had a awkward interaction with some guy, and when he walked away, she said:</text:p>
      <text:p text:style-name="P2"><text:s text:c="3"/>“He broke my friend’s heart. He brought up some stuff in her that she needed to work on, and maybe anyone would have, but he was uniquely suited.”</text:p>
      <text:p text:style-name="P2"><text:s text:c="3"/>“Yeah, that seems to be who we’re attracted to.”</text:p>
      <text:p text:style-name="P2"><text:soft-page-break/><text:s text:c="3"/>“I’m sorry…”</text:p>
      <text:p text:style-name="P2"><text:s text:c="3"/>“Oh, I wasn’t trying to be specific.” I was staring up at the tv screen. “That just seems to be going around, or what humans do in general.”</text:p>
      <text:p text:style-name="P2"><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2"><text:s text:c="3"/>She gave me a ride to my car. I followed her partway home. I fell asleep.</text:p>
      <text:p text:style-name="P2"/>
      <text:p text:style-name="P6">V.XII</text:p>
      <text:p text:style-name="P2"/>
      <text:p text:style-name="P2">Woke at 930, made coffee, packed drums, drove down to Sierra Nevada, set up and sat in the sun. Ryan was over an hour late so sound check bled into food time. Kim Furstenberg pestered me through my whole meal.</text:p>
      <text:p text:style-name="P2"><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2"><text:s text:c="3"/>Second set was a drag, but I loaded out quickly. I drove home, traded vehicles, drove to the shed, unloaded gear and sat around miserable while Kevin and Alyse tracked parts to a horror movie credit song produced by Scott and written by Greg.</text:p>
      <text:p text:style-name="P2"><text:s text:c="3"/>Greg eventually came back with popsicles, and I recorded a sick part on the bomba. We called it a <text:soft-page-break/>wrap at midnight. I had texted Hannah to see how her day was, but she gave me the bare minimum, truly.</text:p>
      <text:p text:style-name="P2"><text:s text:c="3"/>I drove home, ate cold burrito/popsicle and actually slept soundly.</text:p>
      <text:p text:style-name="P2"/>
      <text:p text:style-name="P4">V.XIII</text:p>
      <text:p text:style-name="P2"/>
      <text:p text:style-name="P2">I woke feeling miserable again, made coffee and wrote in my journal.</text:p>
      <text:p text:style-name="P2"/>
      <text:p text:style-name="P2">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2"/>
      <text:p text:style-name="P3">. . .</text:p>
      <text:p text:style-name="P2"/>
      <text:p text:style-name="P2">I drove to Cait’s and recognized she was about four seconds away from having a shitty attitude. We rode to Mizu, had a delicious lunch under the fluorescent lights, listened to Echo and parted ways.</text:p>
      <text:p text:style-name="P2"><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2"><text:s text:c="3"/>Two hours later, she was wondering if she had missed something. I said no; I had just been <text:soft-page-break/>struggling lately, and that felt like a way of sharing my feelings without pressuring her to do the same. She said she knew it has been hard on me but didn’t know what to do.</text:p>
      <text:p text:style-name="P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2"><text:s text:c="3"/>I wrung out every last feeling I had, acknowledging that I was entering into the painful acceptance phase as opposed to what I thought we could have, that I had been dating as well.</text:p>
      <text:p text:style-name="P2"><text:s text:c="3"/>She said she couldn’t process any more in the moment and that she would focus on hanging out where we already overlap — like Open Folk and band practice.</text:p>
      <text:p text:style-name="P2"><text:s text:c="3"/>I said I was going to pick up a cute TV/VCR and she agreed it was cute.</text:p>
      <text:p text:style-name="P2"><text:s text:c="3"/>I drove to the SECU on Hendersonville Rd., but the guy said he was reconsidering the price and his wife was taking over the sale. Instead, I drove to Scott's house where he, Kev and I worked on a song until one in the morning.</text:p>
      <text:p text:style-name="P2"><text:s text:c="3"/>I came home and made peas n’ noodles from the Shin ramen I had bought from YZ Market with Cait.</text:p>
      <text:p text:style-name="P2"/>
      <text:p text:style-name="P6">V.XIV</text:p>
      <text:p text:style-name="P2"/>
      <text:p text:style-name="P2">I woke to a dreary day, feeling as unattached as I had since I dumped all my feelings onto Hannah. I thought about walking downtown, but it was rainy and <text:soft-page-break/>I couldn’t decide on footwear, so I made a coffee and then wrote in my journal.</text:p>
      <text:p text:style-name="P2"/>
      <text:p text:style-name="P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2"><text:s text:c="3"/>So be it. I will hang out with Scott until the early morning exploring what is possible beyond the limits of the rehearsal/gig dynamic that so many of my bands are now limited to.</text:p>
      <text:p text:style-name="P2"/>
      <text:p text:style-name="P3">. . .</text:p>
      <text:p text:style-name="P2"/>
      <text:p text:style-name="P2">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2"><text:s text:c="3"/>I walked downtown, started chewing on a mushroom stem, gave half to a guy who looked like he needed it and sat under a tree in the park.</text:p>
      <text:p text:style-name="P2"/>
      <text:p text:style-name="P2">Before that, as I was about to pass over a bridge, I realized I was feeling no attachment to Hannah, which was nice on its own, but more interestingly, no attachment to anything for the first time in my life. I’m not sure how true that was.</text:p>
      <text:p text:style-name="P2"/>
      <text:p text:style-name="P2"><text:soft-page-break/>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2"><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2"><text:s text:c="3"/>I walked to the Brew Pump, ordered a burger, and a <text:s/>song about Where the Wild Things Are was playing, which Hannah had checked out while we were riding down to Columbia, so I sent her a DM saying I hoped her soft opening was fun and easy and that I thought that info was worth reporting.</text:p>
      <text:p text:style-name="P2"><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text:soft-page-break/>and I said they thought it was a long day; only the crickets were singing now.</text:p>
      <text:p text:style-name="P2"><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2"/>
      <text:p text:style-name="P4">V.XV</text:p>
      <text:p text:style-name="P2"/>
      <text:p text:style-name="P2">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2"/>
      <text:p text:style-name="P2"><text:s text:c="3"/><text:span text:style-name="T13">We tire from hearing the sky full of feelings</text:span></text:p>
      <text:p text:style-name="P9"><text:s text:c="3"/>Tweeting them all ain’t too nice</text:p>
      <text:p text:style-name="P9"><text:s text:c="3"/>that’s why we’re quietest during the daylight</text:p>
      <text:p text:style-name="P9"><text:s text:c="3"/>And keep it to one song a night</text:p>
      <text:p text:style-name="P9"/>
      <text:p text:style-name="P9"><text:s text:c="3"/>Busy with hopping and chirping and perching</text:p>
      <text:p text:style-name="P9"><text:s text:c="3"/>Our friends they have so much to say</text:p>
      <text:p text:style-name="P9"><text:soft-page-break/><text:s text:c="3"/>And so we play lonesome songs only by nightfall</text:p>
      <text:p text:style-name="P9"><text:s text:c="3"/>Leaving space for the birds in the day.</text:p>
      <text:p text:style-name="P2"/>
      <text:p text:style-name="P3">. . .</text:p>
      <text:p text:style-name="P2"/>
      <text:p text:style-name="P2">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2"><text:s text:c="3"/>I eventually got frustrated and decided to make food while writing in my journal.</text:p>
      <text:p text:style-name="P2"/>
      <text:p text:style-name="P3">. . .</text:p>
      <text:p text:style-name="P2"/>
      <text:p text:style-name="P2">I dilly dallied until it was time to leave on foot, and started an overly dramatic conflicted text to Hannah, poetic even:</text:p>
      <text:p text:style-name="P2"/>
      <text:p text:style-name="P2"><text:s text:c="3"/><text:span text:style-name="T13">Hey, how’s your day?</text:span></text:p>
      <text:p text:style-name="P9"><text:s text:c="3"/>Are you going to Open Folk tonight?</text:p>
      <text:p text:style-name="P9"><text:s text:c="3"/>I wish I could</text:p>
      <text:p text:style-name="P9"><text:s text:c="3"/>But we are learning Diva tunes at Kevin's.</text:p>
      <text:p text:style-name="P2"/>
      <text:p text:style-name="P2">She texted me one minute later saying she was about to text me about this, but when I said I could get out of rehearsal, she changed her mind.</text:p>
      <text:p text:style-name="P2"><text:s text:c="3"/>I walked back home and drove to rehearsal. I was miserable and Melissa showed up with an annoying look on her face + a distracting vibe. We learned three songs in 2.5 hours and confirmed she had put zero thought into how we would get to our Moon &amp; You <text:soft-page-break/>gig or where her child would go. I also booked a LaZoom gig.</text:p>
      <text:p text:style-name="P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2"><text:s text:c="3"/>I see now she wasn’t originally specific about Friday but offered generalized frisbee for a consolation for not overlapping at Open Folk … ai yai yai, her brain. I felt better about life, though. I showed her my HGTR frisbee and fell asleep. </text:p>
      <text:p text:style-name="P2"/>
      <text:p text:style-name="P2">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2"/>
      <text:p text:style-name="P4">V.XVI</text:p>
      <text:p text:style-name="P2"/>
      <text:p text:style-name="P2">I took a niiiiice nap, got a call from Hannah about scheduling, drove to Olde London Rd., ate a burger special, came home, looked at my phone, ate a popsicle, packed my drums, groomed, drank the tiniest bit of espresso and wrote in my journal.</text:p>
      <text:p text:style-name="P2"/>
      <text:p text:style-name="P3">. . .</text:p>
      <text:p text:style-name="P2"/>
      <text:p text:style-name="P2">I drove down to Middlemont and laid in a hammock until Ryan came outside. After loading stuff into the Element, he and I rode in the convertible to <text:soft-page-break/>Spruce Pine. We set up gear in a pocket park; I drank an espresso while waiting for Melissa to arrive.</text:p>
      <text:p text:style-name="P2"><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2"><text:s text:c="3"/>I went home, figured out the web-based DAW BandLab and worked on Make an Album til 2AM.</text:p>
      <text:p text:style-name="P2"/>
      <text:p text:style-name="P6">V.XVII</text:p>
      <text:p text:style-name="P2"/>
      <text:p text:style-name="P2">I woke, looked at my phone, messed around with BandLab on the hog and wrote in my journal.</text:p>
      <text:p text:style-name="P2"/>
      <text:p text:style-name="P3">. . .</text:p>
      <text:p text:style-name="P2"/>
      <text:p text:style-name="P2">I walked to the bank, got a $100 bill for the basement and sat in the park. I walked back west and sat at Battle Cat with an Americano for ages. I walked home and then drove to Hannah’s house. We ate chicken tendies, then walked to Dobra for boba + snacks.</text:p>
      <text:p text:style-name="P2"><text:s text:c="3"/>We swung by a plant library for a tomato start, went back to her house and threw the frisbee for 10 minutes. I drove to Middlemont, where we (Ryan, Melissa, Dulci and Max) rehearsed for a couple hours and then drove home.</text:p>
      <text:p text:style-name="P2"><text:s text:c="3"/>I asked Hannah how her cake had turned out and apparently she had botched the icing. I was slightly surprised when she agreed to let me trade a fresh box delivery for an XLR cable. I also got her grapes + Cheez-Its, grapes and peas for myself.</text:p>
      <text:p text:style-name="P2"><text:soft-page-break/><text:s text:c="3"/>We hung in the kitchen and on the stoop with her roommate. I realize now how calculated that may have been, but she is always over there. I went home, checked my new mic setup and soon went to bed.</text:p>
      <text:p text:style-name="P2"/>
      <text:p text:style-name="P4">V.XVIII</text:p>
      <text:p text:style-name="P2"/>
      <text:p text:style-name="P2">I slept a little late for my date with Maddy and so hoofed it straight downtown. She was at a plant sale where Gary/Juan used to work, so I met her there. We walked to themed, reserved a table, went to Malaprop's, slightly awkwardly, then back to themed.</text:p>
      <text:p text:style-name="P2"><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2"><text:s text:c="3"/>We walked to my house with a stop at the Bottle Shop for a fruited sour and a pee break at the Grey Eagle. We hung in the back garden where she declined my invitation to make out. I drove her home, went to Ryan's, then to the Wag Bar.</text:p>
      <text:p text:style-name="P2"><text:s text:c="3"/>I went to the Ether Jam after that, then home, where I chatted with Maddy and Hannah. I fell asleep just before midnight.</text:p>
      <text:p text:style-name="P2"/>
      <text:p text:style-name="P2"/>
      <text:p text:style-name="P4"/>
      <text:p text:style-name="P4"/>
      <text:p text:style-name="P4"/>
      <text:p text:style-name="P4"/>
      <text:p text:style-name="P4"/>
      <text:p text:style-name="P4"/>
      <text:p text:style-name="P4"/>
      <text:p text:style-name="P6"><text:soft-page-break/>V.XIX</text:p>
      <text:p text:style-name="P2"/>
      <text:p text:style-name="P2">I woke, ate a banana, took trash out of my room and wrote in my journal.</text:p>
      <text:p text:style-name="P2"/>
      <text:p text:style-name="P3">. . .</text:p>
      <text:p text:style-name="P2"/>
      <text:p text:style-name="P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p>
      <text:p text:style-name="P2"/>
      <text:p text:style-name="P3">. . .</text:p>
      <text:p text:style-name="P2"/>
      <text:p text:style-name="P2">I started to walk downtown and she invited me to her house. I said hi to Sierra and got a double espresso, then went to High-Five and ran into Jacob. Maddy and I sat on the floor and talked about our traumas until we decided to eat some Five Points.</text:p>
      <text:p text:style-name="P2"><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2"><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2"/>
      <text:p text:style-name="P4"><text:soft-page-break/>V.XX</text:p>
      <text:p text:style-name="P2"/>
      <text:p text:style-name="P2">We woke, got dressed, ate popsicles and rode to Maddy's house. I drove to Aldi after that for peas &amp; grapes, went home and actually started working on Travis’ keyboards.</text:p>
      <text:p text:style-name="P2"><text:s text:c="3"/>I got the schematics mostly finished, ate a banana and wrote in my journal.</text:p>
      <text:p text:style-name="P2"/>
      <text:p text:style-name="P3">. . .</text:p>
      <text:p text:style-name="P2"/>
      <text:p text:style-name="P2">I did nothing but work on PCBs all day. I accomplished a lot and fell asleep by early nightfall.</text:p>
      <text:p text:style-name="P2"/>
      <text:p text:style-name="P5">V.XXI</text:p>
      <text:p text:style-name="P2"/>
      <text:p text:style-name="P2">I woke, routed a JST, incorporated a couple edge cuts, put the files in a public repo and sent a message to Travis. I walked to Aldi, then Izzy's, then Odd's after sitting in front of the library.</text:p>
      <text:p text:style-name="P2"><text:s text:c="3"/>I got a call from Cait, wanting a ride to the store. I realized after hanging up she must be drunk. I drank a Trail Pass on her porch, ate some mushies and some burnt nuggets.</text:p>
      <text:p text:style-name="P2"><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2"><text:s text:c="3"/>I went to Kev's house, where we worked on Pink Pony Club, Ariana Grande, Cranberries x2 and Golden Girls. I drove home and felt dirty/tired. I probably fell asleep kinda early and had really cool dreams.</text:p>
      <text:p text:style-name="P2"/>
      <text:p text:style-name="P6"><text:soft-page-break/>V.XXII</text:p>
      <text:p text:style-name="P2"/>
      <text:p text:style-name="P2">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started boring me, walked home, started making peas + noodles and wrote in my journal.</text:p>
      <text:p text:style-name="P2"/>
      <text:p text:style-name="P3">. . .</text:p>
      <text:p text:style-name="P2"/>
      <text:p text:style-name="P2">I went to the first half of Open Folk and Ingles for grapes &amp; popsicles. I took a bath and was delighted to have a text from Hannah. I slept hard.</text:p>
      <text:p text:style-name="P2"/>
      <text:p text:style-name="P6">V.XXIII</text:p>
      <text:p text:style-name="P2"/>
      <text:p text:style-name="P2">I woke and was looking at videos on my phone when a cat came up to my room. I followed it downstairs, made a cup of coffee, put some gas in the car and drove to the Wolf Laurel community center for a 19” TV/VCR combo. The drive and community were beautiful.</text:p>
      <text:p text:style-name="P2"><text:s text:c="3"/>I stopped at a cool-looking gas station on the way out and got a sausage biscuit with my last $5. I drove home, watched Mystic Pizza, made some noodles, texted w/ Maddy, Hannah, Cait, Lucy and wrote in my journal.</text:p>
      <text:p text:style-name="P2"/>
      <text:p text:style-name="P3">. . .</text:p>
      <text:p text:style-name="P2"><text:soft-page-break/></text:p>
      <text:p text:style-name="P2">I watched Speed and a little bit of a Peter Rabbit movie after talking to Maddy on the phone.</text:p>
      <text:p text:style-name="P2"/>
      <text:p text:style-name="P4">V.XXIV</text:p>
      <text:p text:style-name="P2"/>
      <text:p text:style-name="P2">I woke, drank a cup of coffee and drove to Maddy's work. We went to the arboretum, did a good bit of hiking and then shared a beet pizza at Pizza Mind.</text:p>
      <text:p text:style-name="P2"><text:s text:c="3"/>We had drinks at Botiwalla, went to Ingles &amp; the market, back home, had sex and watched You’ve Got Mail. I drove her home after that, got a cortado from All Day Darling, swung by the Brew Pump, realized Lamont should host a chess tournament, went home, ate some noodles, realized it was time to go to the airport, picked up Erica, ate more noodles, watched half of Jurassic Park, a little bit of Austin Powers and fell asleep.</text:p>
      <text:p text:style-name="P2"/>
      <text:p text:style-name="P4">V.XXV</text:p>
      <text:p text:style-name="P2"/>
      <text:p text:style-name="P2">I woke, made my bed, packed up my drums, made a cup of coffee and wrote in my journal.</text:p>
      <text:p text:style-name="P2"/>
      <text:p text:style-name="P3">. . .</text:p>
      <text:p text:style-name="P2"/>
      <text:p text:style-name="P2">I picked up Maddy and we drove to the Carl Sandberg house in Flat Rock, walked some trails, wrote some notes, pet some goats. We had brunch at a fancy place nearby, she Benedict and me a burger, shared — Campfire Grill.</text:p>
      <text:p text:style-name="P2"><text:s text:c="3"/>We drove to Saluda after that and had a great time meeting people in various galleries, eventually playing Scrabble at the Saluda Inn, having a beer at the hidden little tavern, ice cream in the garden.</text:p>
      <text:p text:style-name="P2"><text:soft-page-break/><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2"><text:s text:c="3"/>We had sex and went to sleep on her two twin mattresses, side by side. I didn’t have enough blanket and was falling into the crack.</text:p>
      <text:p text:style-name="P2"/>
      <text:p text:style-name="P6">V.XXVI</text:p>
      <text:p text:style-name="P2"/>
      <text:p text:style-name="P2">I left around 745, got a coffee from Battle Cat — a latte — drove home, drank it in bed, walked to Aldi feeling kind of nauseated. I napped until Wyndham arrived and then had an awkward exchange with him and Erica.</text:p>
      <text:p text:style-name="P2"><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2"><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2"><text:s text:c="3"/>I left around 1230, came home, got in bed and enjoyed the rain.</text:p>
      <text:p text:style-name="P2"/>
      <text:p text:style-name="P4"><text:soft-page-break/>V.XXVII</text:p>
      <text:p text:style-name="P2"/>
      <text:p text:style-name="P2">I slept til nearly 11, made a cup of coffee, listened to Erica talk about her various flutes and wrote in my journal.</text:p>
      <text:p text:style-name="P2"/>
      <text:p text:style-name="P3">. . .</text:p>
      <text:p text:style-name="P2"/>
      <text:p text:style-name="P2">I laid in bed for a long time and eventually drove to Goodwill, where I purchased Mission Impossible, Vanilla Sky, and Autumn in New York. I drove home and walked up to Kota Kai, where I thumbed through a National Geographic while drinking a coffee.</text:p>
      <text:p text:style-name="P2"><text:s text:c="3"/>I went to Orbit and bought The Color Purple, Fallen, Pretty Woman, Conspiracy Theory and Top Dog. Hannah texted me saying she had tried eating only fruit, that she enjoyed it and was contemplating a walk, so I went down to her house, heard the tale about being caught in a storm while paddle boarding. We walked up to UJ, the Hop and parted ways. I walked home, tried to put on The Color Purple, couldn’t compete with my neighbor mowing the lawn, and so wrote in my journal.</text:p>
      <text:p text:style-name="P2"/>
      <text:p text:style-name="P3">. . .</text:p>
      <text:p text:style-name="P2"/>
      <text:p text:style-name="P2">I watched that and some of Manhattan. I think I fell asleep pretty early.</text:p>
      <text:p text:style-name="P2"/>
      <text:p text:style-name="P4">V.XXVIII</text:p>
      <text:p text:style-name="P2"/>
      <text:p text:style-name="P2">I woke to a wren in one of my clementine boxes. I set off for downtown but noticed the coffee shop where Urban Orchard used to be had opened up, so I had two there, walked back to Ingles, met Lucy, hung <text:soft-page-break/>at the house for a few, then drove to Tunnel Rd. for joann’s, Goodwill &amp; Michaels.</text:p>
      <text:p text:style-name="P2"><text:s text:c="3"/>I dropped her off at her car, drove to OLR, talked to Cait on the phone, ate a burger, chatted with Grant, drove home and wrote in my journal.</text:p>
      <text:p text:style-name="P2"/>
      <text:p text:style-name="P3">. . .</text:p>
      <text:p text:style-name="P2"/>
      <text:p text:style-name="P2">I walked to the Brew Pump, stopped by Cait’s, walked down to Middlemont, set up my drums, hung in the hammocks w/ Ry, moved the drums to the porch and had rehearsal with he and Hannah.</text:p>
      <text:p text:style-name="P2"><text:s text:c="3"/>I rode with her up to Ingles, bought Cheez-Its, carried her TP and walked home, where I finished the box, ate a few grapes and fell asleep.</text:p>
      <text:p text:style-name="P2"/>
      <text:p text:style-name="P6">V.XXIX</text:p>
      <text:p text:style-name="P2"/>
      <text:p text:style-name="P2">I woke a few minutes before my 9:00 alarm, played Wordle, looked at Instagram, laid in my cocoon and eventually made a cup of coffee after packing up my rug and fancy blue shirt. I also wrote in my journal.</text:p>
      <text:p text:style-name="P2"/>
      <text:p text:style-name="P3">. . .</text:p>
      <text:p text:style-name="P2"/>
      <text:p text:style-name="P2">at noon, I drove down to Cait’s house. We set off for Bent Creek, but I was stricken with the idea of checking out Ross Farm. Cait agreed with the idea, so I turned this car around.</text:p>
      <text:p text:style-name="P2"><text:s text:c="3"/>The farm was truly amazing, several greenhouses full of all kinds of plants and even a couple ponds with ducks. I forgot to mention how we had first gone to Izzy's.</text:p>
      <text:p text:style-name="P2"><text:soft-page-break/><text:s text:c="3"/>We dropped off our plants — I had bought a fern, — and drove to Mamacita's. We went to Sow True Seed and ACE Hardware after that, rearranged her patio furniture and parted ways.</text:p>
      <text:p text:style-name="P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2"><text:s text:c="3"/>I moved the drums back to the Mini and sped home.</text:p>
      <text:p text:style-name="P2"/>
      <text:p text:style-name="P4">V.XXX</text:p>
      <text:p text:style-name="P2"/>
      <text:p text:style-name="P2">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2"><text:s text:c="3"/>I texted Hannah when I was near the Greagle to see what she was up to, and we quickly made plans to hang out in RAD while she roller bladed. I got an Athletic from Wedge, jumped the fence by the hotels, met her by the dock. We went up and down the greenway, swung by her house for her laptop, went to Whale for a couple NAs + fries while she did some work for LaZoom.</text:p>
      <text:p text:style-name="P2"><text:s text:c="3"/>We hugged by her car at DeSoto. She drove to Taco Billy and I walked home. Alyse asked me if I could let out Charlie the Dog, so I started walking down there and found a 13” TV/VCR on Olney.</text:p>
      <text:p text:style-name="P2"><text:s text:c="3"/>I ran home, grabbed the car, picked up the tv, drove to Hendrix, let out Charlie, took Cait a <text:soft-page-break/>donut, grabbed my fern, drove home and watched the remainder of Manhattan on my new tv.</text:p>
      <text:p text:style-name="P2"/>
      <text:p text:style-name="P6">V.XXXI</text:p>
      <text:p text:style-name="P2"/>
      <text:p text:style-name="P2">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2"><text:s text:c="3"/>The PA was delivered before she left, so I walked to Aldi for grapes/bananas, went to Orbit, bought a Rugrats tape, went home, drove to Habitat Restore, bought two more tapes + a wooden box.</text:p>
      <text:p text:style-name="P2"><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2"><text:s text:c="3"/>Hannah arrived, tended to Max, put him to sleep and walked the dogs. She gave me a ride to Brew Pump, where I correctly guessed Maddy was waiting. We chatted with JB &amp; Grant, walked home, watched Fern Gully ate noodles and fell asleep.</text:p>
      <text:p text:style-name="P2"/>
      <text:p text:style-name="P6">VI.I</text:p>
      <text:p text:style-name="P2"/>
      <text:p text:style-name="P2">woke at 630, drove Maddy to the airport, went home for a minute, drove to Hannah’s, packed her car, got lattes from Starbucks, drove to Statesville where she hosted a round of songwriters w/ Dulci, Laura and Karla Causey. Dulci’s parents showed up to surprise.</text:p>
      <text:p text:style-name="P2"><text:soft-page-break/><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2"><text:s text:c="3"/>We unloaded the car, hugged sweetly, parted ways. I went straight to bed and dreamed of hanging in-and-outside of churches with PJ, John &amp; Paul.</text:p>
      <text:p text:style-name="P2"/>
      <text:p text:style-name="P4">VI.II</text:p>
      <text:p text:style-name="P2"/>
      <text:p text:style-name="P2">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2"/>
      <text:p text:style-name="P3">. . .</text:p>
      <text:p text:style-name="P2"/>
      <text:p text:style-name="P2">I drove to the shed where we worked on the Orange Peel set, which ended up being Mountain Lion, Say Man wrapped inside O’ Constellation followed by the cool bridge with a spoken word story over it, The Humble Passenger.</text:p>
      <text:p text:style-name="P2"><text:s text:c="3"/>I went home and fell asleep without even turning on the light.</text:p>
      <text:p text:style-name="P2"/>
      <text:p text:style-name="P4">VI.III</text:p>
      <text:p text:style-name="P2"/>
      <text:p text:style-name="P2">I woke early, walked downtown thinking about what a liar I was. I got two coffees from High-Five and drank them in the park. I walked home, printed set <text:soft-page-break/>lists, went to the market, ate a breakfast burrito under the tree and walked down to Kev's.</text:p>
      <text:p text:style-name="P2"><text:s text:c="3"/>We had rehearsal with him, Evan and Hannah. She and I got burgers from OLR. She worked on her computer while I drank two NA Guinness. We parted ways after that and I looked at my phone until I fell asleep.</text:p>
      <text:p text:style-name="P2"/>
      <text:p text:style-name="P6">VI.IV</text:p>
      <text:p text:style-name="P2"/>
      <text:p text:style-name="P2">woke at 9 and went to Kota Kai. Hannah met me there and we walked to Ingles, Battle Cat, Taco Billy, Harvest and the Bottle Shop, hanging flyers along the way.</text:p>
      <text:p text:style-name="P2"><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2"/>
      <text:p text:style-name="P2">The biggest deterrent from playing is the $15, but I’ll probably spend it on food otherwise. I guess I’m hoping someone will reach out to me. I don’t really feel like eating alone. A walk seems nice as usual, but nothing has fully motivated me.</text:p>
      <text:p text:style-name="P2"><text:s text:c="3"/>Noodles, weed and grinding in a tunnel seem like a fun option, very fun, but doing nothing and fasting might be the better move. I think there are feelings creeping in I should sit with.</text:p>
      <text:p text:style-name="P2"/>
      <text:p text:style-name="P3">. . .</text:p>
      <text:p text:style-name="P2"/>
      <text:p text:style-name="P2">I eventually did set up my laptop, renew my WoW subscription and take one lap through the tunnel on <text:soft-page-break/>my warrior. I signed off, laid on the bed. This was after I had made some food.</text:p>
      <text:p text:style-name="P2"><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2"><text:s text:c="3"/>I said, “Yes. I’m glad we can look out for each other.”</text:p>
      <text:p text:style-name="P2"/>
      <text:p text:style-name="P4">VI.V</text:p>
      <text:p text:style-name="P2"/>
      <text:p text:style-name="P2">I woke around 9, procrastinated on responding to Taylor Watkins. After I responded to a group thread about practice, Hannah liked my message. Erica left at 10 and I made a cup of coffee, wrote in my journal. I’m feeling very lonely indeed.</text:p>
      <text:p text:style-name="P2"/>
      <text:p text:style-name="P3">. . .</text:p>
      <text:p text:style-name="P2"/>
      <text:p text:style-name="P2">I dealt with more seemingly urgent scheduling conflicts and drove down to Middlemont for rehearsal with Ryan, Melissa, Hannah &amp; Max. We sat around and drank coffee for a bit afterwards, then parted ways.</text:p>
      <text:p text:style-name="P2"><text:s text:c="3"/>Hannah knew I was feeling weird because she immediately texted asking if she had done something to make things weird.</text:p>
      <text:p text:style-name="P2"><text:s text:c="3"/>I said I had been feeling lonely and sad the last couple days.</text:p>
      <text:p text:style-name="P2"><text:s text:c="3"/>She said, “I’m sorry :(“ and started sending lots of reels. I made some plain noodles and started to feel better. I said, “Noodles and reels helped. I <text:soft-page-break/>know everything I have is enough and I never want to make my insecurities your problem.”</text:p>
      <text:p text:style-name="P2"><text:s text:c="3"/>Frustratingly, she said, “Okay”</text:p>
      <text:p text:style-name="P2"><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2"><text:s text:c="3"/>She said, “You didn’t! I am stressed today too and I am not managing it well</text:p>
      <text:p text:style-name="P2"><text:s text:c="3"/>You have been nothing but amazing”</text:p>
      <text:p text:style-name="P2"><text:s text:c="3"/>I said, “Okay you too”</text:p>
      <text:p text:style-name="P2"><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2"><text:s text:c="3"/>I realized my rug and throne had gone into the van, so I found Scott and walked with him like four blocks to my car. I took a moment to appreciate how wonderfully surreal that is.</text:p>
      <text:p text:style-name="P2"><text:s text:c="3"/>We waited around for pizza that never came and, once the show was over, parted ways. I fell asleep and dreamt of hanging with reckless girls.</text:p>
      <text:p text:style-name="P2"/>
      <text:p text:style-name="P4"/>
      <text:p text:style-name="P4"/>
      <text:p text:style-name="P4"/>
      <text:p text:style-name="P4"/>
      <text:p text:style-name="P4"/>
      <text:p text:style-name="P4"><text:soft-page-break/>VI.VI</text:p>
      <text:p text:style-name="P2"/>
      <text:p text:style-name="P2">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2"/>
      <text:p text:style-name="P3">. . .</text:p>
      <text:p text:style-name="P2"/>
      <text:p text:style-name="P2">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2"><text:s text:c="3"/>I drove home with the top down and went to sleep.</text:p>
      <text:p text:style-name="P2"><text:s text:c="3"/>This must have been the day that my VHS copy of Totoro arrived; I watched most of it.</text:p>
      <text:p text:style-name="P2"/>
      <text:p text:style-name="P4">VI.VII</text:p>
      <text:p text:style-name="P2"/>
      <text:p text:style-name="P2">I woke and made an upstairs espresso. Erica came up and needed me to move the car. I made a downstairs coffee after that and drove to the shed where we worked on What About Now, Ace in the Hole, Say Man, Lucy and All My Friends.</text:p>
      <text:p text:style-name="P2"><text:s text:c="3"/>We talked about Clay and loitered for a while. I drove to UJ, ordered food for Hannah &amp; myself, ate a little bit at Weirdo Central so as not to be early, went to Hannah’s, ate more, loaded her car and drove <text:soft-page-break/>to Statesville. We pulled into town right behind Kevin, who decided to take a nap in his car.</text:p>
      <text:p text:style-name="P2"><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2"><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2"><text:s text:c="3"/>We also told the other we thought they were brave.</text:p>
      <text:p text:style-name="P2"/>
      <text:p text:style-name="P6">VI.VIII</text:p>
      <text:p text:style-name="P2"/>
      <text:p text:style-name="P2">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2"><text:soft-page-break/><text:s text:c="3"/>Scott watched baby Wes while the Honeycutters checked. Then Hannah arrived and we had more of a rehearsal than a check.</text:p>
      <text:p text:style-name="P2"><text:s text:c="3"/>I ate a million sandwiches and drank a thousand hop waters, said hello to some of Hannah’s friends, played a pretty good set with her, Evan &amp; Kevin, then hung w/ Gary and Fox. I helped Hannah w/ Wes, including sweetly checking her hair for a bug.</text:p>
      <text:p text:style-name="P2"><text:s text:c="3"/>We played an action-packed Ever-Expanding set with Scott, but I wondered the whole time if my playing sounded insecure or erratic.</text:p>
      <text:p text:style-name="P2"><text:s text:c="3"/>The clips I saw do not indicate that. For an encore, we jammed on “If you can’t stand it, sit down,” Say Man and Mountain Dew.</text:p>
      <text:p text:style-name="P2"><text:s text:c="3"/>The post-set pizza was lovely, as was the company and weather all day long. I am truly blessed and tried to keep that in mind. I drove home and went to sleep without turning any lights on.</text:p>
      <text:p text:style-name="P2"/>
      <text:p text:style-name="P4">VI.IX</text:p>
      <text:p text:style-name="P2"/>
      <text:p text:style-name="P2">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2"/>
      <text:p text:style-name="P2">I feel better after writing so much. I fear that nothing has changed as far as Hannah’s feelings for me despite feeling closer than ever over two long and meaningful days together.</text:p>
      <text:p text:style-name="P2"><text:s text:c="3"/>I suspect she is working, but her briefness of correspondence last night and lack of reels today <text:soft-page-break/>makes me feel like she knows what I feel; or perhaps it is just her cycle of feeling tired and reclusive due to fear of closeness.</text:p>
      <text:p text:style-name="P2"><text:s text:c="3"/>I walked to Odd’s and got a latte. It’s possible that the sad reality I don’t want to admit is simply her not thinking about me nearly as much as I think about her, which is something I am presently putting Maddy through.</text:p>
      <text:p text:style-name="P2"/>
      <text:p text:style-name="P3">. . .</text:p>
      <text:p text:style-name="P2"/>
      <text:p text:style-name="P2">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2"><text:s text:c="3"/>I went home and tried to watch Autumn in New York, but something about it was just not good. I fell asleep puttering on my phone.</text:p>
      <text:p text:style-name="P2"/>
      <text:p text:style-name="P6">VI.X</text:p>
      <text:p text:style-name="P2"/>
      <text:p text:style-name="P2">I woke and went to a B-Sides photo shoot at Silverball. Juan got me a sandwich, which I ate as we were wrapping up. I swung by YZ Market for noodles and Aldi for grapes, then took a little nap.</text:p>
      <text:p text:style-name="P2"><text:s text:c="3"/>I eventually walked up to Kota Kai, where I drank a coffee, received a text from Cait about a lunch hike and wrote in my journal.</text:p>
      <text:p text:style-name="P2"/>
      <text:p text:style-name="P3">. . .</text:p>
      <text:p text:style-name="P2"/>
      <text:p text:style-name="P2">I walked home, drove my car to Cait’s. We planned ongoing to Haywood Commons but switched to <text:soft-page-break/>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2"><text:s text:c="3"/>I went to Blue Ridge Ave after that for a little rehearsal with Scott &amp; Joe Carroll. It was wild. I drove home, texted with Hannah and fell asleep.</text:p>
      <text:p text:style-name="P2"/>
      <text:p text:style-name="P4">VI.XI</text:p>
      <text:p text:style-name="P2"/>
      <text:p text:style-name="P2">I woke and left the house at 10:13. I drank two coffees in the park and walked to RAD Brewing, where I had an NA from Brooklyn Brewing. I went to Ingles for a bag of pretzel crisps and ate them in bed, taking a short nap.</text:p>
      <text:p text:style-name="P2"><text:s text:c="3"/>At 5:40, I went to The Odd, ate a cheese steak and walked down to Hendrix. We had a photo shoot and rehearsal with Hannah, then she and I drove to her house and took a walk. I stopped by the Country Club on my way home and slept soundly.</text:p>
      <text:p text:style-name="P2"/>
      <text:p text:style-name="P4">VI.XII</text:p>
      <text:p text:style-name="P2"/>
      <text:p text:style-name="P2">I drank coffee in the hammock until Cait texted me, hinting that she needed a ride to her car. I drove her to One World, then took myself to Kota Kai and Orbit, where I bought The Big Hit &amp; Romeo Must Die.</text:p>
      <text:p text:style-name="P2"><text:s text:c="3"/>I went home and watched most of Romeo, then went to Country Club for a beer w/ Jesse. I walked straight to Mamacita's, had a sit in the park, drank a latte outside of AVL Club, ran into Wyndham busking, then Ryan outside of the civic center.</text:p>
      <text:p text:style-name="P2"><text:soft-page-break/><text:s text:c="3"/>We waited for Melissa, then watched a great Khruangbin set. I loitered around after, seeing who I saw (Sarah, Juan, Josh, Wende, Aaron, Beau, Jacob, Logan, Hilary, Abby, Emily and others.)</text:p>
      <text:p text:style-name="P2"><text:s text:c="3"/>I went to Double Crown, said hi to Pruett, Phil, Scott, then walked to Country Club, then the Pub! I listened to Loomis talk about squirrels and had an awkward hello w/ Eden plus a usual interaction w/ Holly. I went home &amp; fell asleep.</text:p>
      <text:p text:style-name="P2"/>
      <text:p text:style-name="P6">VI.XIII</text:p>
      <text:p text:style-name="P2"/>
      <text:p text:style-name="P2">I slept late, drove to Liberty House, drank a coffee, met Maddy, walked to All Day Darling, had a big breakfast, walked back to my car, drove home, finished Romeo Must Die, got dressed and drove to Saluda. </text:p>
      <text:p text:style-name="P2"><text:s text:c="3"/>Charlie was already there. I set up my gear, ordered an Athletic, sound checked, ate pizza in the greenroom, played a great set w/ Dulci, packed up, drove home with the top down and fell asleep.</text:p>
      <text:p text:style-name="P2"/>
      <text:p text:style-name="P6">VI.XIV</text:p>
      <text:p text:style-name="P2"/>
      <text:p text:style-name="P2">I woke at 930, drank a coffee in the hammock, took a bath, discovered Art Lown, walked to Kota Kai, ordered an iced latte and wrote in my journal. The pen I had purchased with this journal died.</text:p>
      <text:p text:style-name="P2"/>
      <text:p text:style-name="P3">. . .</text:p>
      <text:p text:style-name="P2"/>
      <text:p text:style-name="P2">I went to Aldi, then Izzy's. I went home, watched the end of Austin Powers, got dressed, made a battle plan, went to UJ, took food to Hannah, packed the car, drove to Brevard, set up, played a few songs, <text:soft-page-break/>got rained out, drove to a party, went back to Hannah’s, unloaded and parted ways. I stayed up all night. </text:p>
      <text:p text:style-name="P2"/>
      <text:p text:style-name="P3">. . .</text:p>
      <text:p text:style-name="P2"/>
      <text:p text:style-name="P2">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2"/>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text:soft-page-break/>we were soon joined by Steve, Marissa, their friend Sarah, Scott, his cousin Charlie, Leann, Evan, Amanda, Tuvi and Wes.</text:p>
      <text:p text:style-name="P2"><text:s text:c="3"/>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p>
      <text:p text:style-name="P2"><text:s text:c="3"/>We watched two lousy comedians, got into our black skin suits and made noises while Joe Carrol told some captivating stories, prompted by the word “cat.” 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p>
      <text:p text:style-name="P2"><text:s text:c="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p>
      <text:p text:style-name="P2"/>
      <text:p text:style-name="P5"><text:soft-page-break/>VI.XXII</text:p>
      <text:p text:style-name="P2"/>
      <text:p text:style-name="P2">I woke and played Wordle with blurry eyes, Edict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p>
      <text:p text:style-name="P2"><text:s text:c="3"/>Ryan texted me at 10:50 asking if I wanted to bat book at 2. I said sure and walked up to Kota Kai, where I drank a cup of drip in the window and scrolled around Amazon looking at journals that would be close to 4x6 in size. I had planned on continuing to Aldi, but it was hot and I was tired. Instead, I walked home, sat at my computer and wrote in my journal.</text:p>
      <text:p text:style-name="P2"><text:s text:c="3"/>Hannah texted me at noon with the Visible referral, asked how the pool hang went and gave a brief update about the girl house, which made me feel good. I told her about the people and vittles of the pool party and went back to figuring out the best way to incorporate emdashes into LibreOffice Writer.</text:p>
      <text:p text:style-name="P2"/>
      <text:p text:style-name="P2">I’m not going to lie; I want to fill a whole page while I sit here because it is still so fun to print out entries and see them stuck into my journal. Plus, now I even have the use of bold and emdashes figured out, so here you have it, a full page!</text:p>
      <text:p text:style-name="P2"/>
      <text:p text:style-name="P3">. . .</text:p>
      <text:p text:style-name="P2"/>
      <text:p text:style-name="P2"><text:soft-page-break/>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2"><text:s text:c="3"/>I sat with my spine along the edge of the open door to the patio, played with mostly hot rods and thought about nothing. Hannah texted saying, “We are staying just til Sunday and then on Monday I have a few days of work before everything starts on Thursday!”</text:p>
      <text:p text:style-name="P2"><text:s text:c="3"/>I said, “Ohhhhhh I thought the wedding was today!” and sent a picture of Ryan and I. He said, “Who you sending that to?” and I said, “I dunno!”</text:p>
      <text:p text:style-name="P2"><text:s text:c="3"/>I packed up swiftly after the gig and walked to Burgerworx, where they were training a brand new employee. I was patient with him not wanting to ask me anything, but I could not tolerate the price, $26.98 for a double smash burger with two slices of cheese, fries and a GuinNA.</text:p>
      <text:p text:style-name="P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2"><text:s text:c="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ext:soft-page-break/>totally understand! Just wanted to run that prospect by you before we booked pur pet sitting peeps in case that sounded fun to you. Either way good vibes to ya!”</text:p>
      <text:p text:style-name="P2"><text:s text:c="3"/>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p>
      <text:p text:style-name="P2"/>
      <text:p text:style-name="P2">I grabbed a popsicle and walked out of the house. I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I think I will go there instead. If I write one more sentence, I can print this page too!</text:p>
      <text:p text:style-name="P2"/>
      <text:p text:style-name="P3">. . .</text:p>
      <text:p text:style-name="P2"/>
      <text:p text:style-name="P2">When I walked into the Brew Pump, I saw Jackie, Amy, Annabelle and Eden sitting at the first table. Casey was at the second, flipping me off. He offered for me to sit, which I did, and suggested I get a beer, so I went inside and bought a six-pack of Athletic IPA.</text:p>
      <text:p text:style-name="P2"><text:soft-page-break/><text:s text:c="3"/>The girls were leaving by the time I went back outside. I sat down with Casey and realized he was very drunk. He eventually followed the girls across the street to the Pub, and I was left with JB, Chad, Fuckchop and Drunk Rob. JB left for tacos. Fuckchop went home to drink more cheaply. I observed to Chad that the place was dead. “Maybe I’ll sit out front with Lamont and see if anything happens,” I said.</text:p>
      <text:p text:style-name="P2"><text:s text:c="3"/>Holly was calling the cops on a lady. I sat there listening to reggea and hip-hop coming from Lamont’s bike. Jackie and Annabelle joined us for a bit, then Grant, then Cam, who said he had been to two graduation parties. “That must have been what was going on on my street,” I said.</text:p>
      <text:p text:style-name="P2"><text:s text:c="3"/>Lamont rode his bicycle away and Cam wandered back around the corner. Grant was leaving, too, and after letting him compliment my chin for a third time, I walked toward home. When I turned onto my street, I realized there was a side gate open to the party, just not at an angle I could have ever noticed walking up from my house.</text:p>
      <text:p text:style-name="P2"><text:s text:c="3"/>I went inside, ate a few grapes, recycled my two Athletics, replaced the liner from the trash I had taken out earlier, took off my bag and hat, hung them on the side of my door, sat at my computer, smoked a bowl, put on some Piper Oz the Hound and wrote in my journal.</text:p>
      <text:p text:style-name="P2"/>
      <text:p text:style-name="P2">I am very happy to be writing more verbosely at a computer, and I have had some ideas about how to do more of it. One idea is to go through A Good Visit and rewrite/reformat it for 4x6, then find a random book to paste the story inside of.</text:p>
      <text:p text:style-name="P2"><text:s text:c="3"/>Obviously, another idea would be to start writing something new. I forgot to mention earlier I had <text:soft-page-break/>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text:s text:c="3"/>A third idea is go through and type up old journals. The slightly fictionalized ones I temporarily published might be a good candiate for that, if they aren’t too boring . . . A quick glance makes them and the idea seem boring.</text:p>
      <text:p text:style-name="P2"><text:s text:c="3"/>One thing I know for sure is I would like to get through this journal as quickly as possible so that I can start a new one. I do trust the process, though. I think writing for no one, for now, is my best bet. I am on a roll because this method truly combines the best elements of typing and writing by hand.</text:p>
      <text:p text:style-name="P2"><text:s text:c="3"/>Also, the notorious dots stolen from Mr. Vonnegut do their job better than ever. As always, they indicate how much writing was labored over in a sitting. But in this case, they indicate, while still typing, how far back an edit may go, which could also be subconsciously interesting information upon reading.</text:p>
      <text:p text:style-name="P2"><text:s text:c="3"/>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soft-page-break/>text to Hannah,) having writing live on a computer only is just not exciting for me.</text:p>
      <text:p text:style-name="P2"><text:s text:c="3"/>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p>
      <text:p text:style-name="P2"><text:s text:c="3"/>What I should do is print out the entries that only live on GitHub! Unlike the fictionalized sobriety tales, the GitHub ones have never existed in print. I would be very curious to read about that not-so-long-ago time of my life. If I remember correctly, it is mostly about playing World of Warcraft and music with Scott McMicken.</text:p>
      <text:p text:style-name="P2"/>
      <text:p text:style-name="P3">. . .</text:p>
      <text:p text:style-name="P2"/>
      <text:p text:style-name="P2">I copied the contents of my GitHub journal into LibreOffice Writer, formatted them into 4x6 format, printed 51 pages, smoked more weed, pasted pages into the notebook I had bought, sat on the bed, read them all and, at 2:30, wrote in my journal.</text:p>
      <text:p text:style-name="P2"/>
      <text:p text:style-name="P2">That was indeed a very interesting time of my life. It’s almost as if the motivation I had to work on keyboard and technical things during the day was a compensation to make up for the time lost while drinking and hungover.</text:p>
      <text:p text:style-name="P2"><text:s text:c="3"/>A logical way to fill the rest of the pages of that journal would be to transcribe the beginning of my next journal, but something about that seems <text:soft-page-break/>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text:s text:c="3"/>I ate some grapes, laid in bed and eventually realized I couldn’t argue with sleep.</text:p>
      <text:p text:style-name="P2"/>
      <text:p text:style-name="P2"/>
      <text:p text:style-name="P4">VI.XXIII</text:p>
      <text:p text:style-name="P2"/>
      <text:p text:style-name="P2">I woke around eight, went downstairs, made a cup of coffee and talked to Erica about my upcoming week. I went back up, used the restroom, printed and cleaned up my journal crafting mess from the day before. I got dressed and, at 10:47, left the house and drove to Highland Brewing.</text:p>
      <text:p text:style-name="P2"><text:s text:c="3"/>I set my drums up and sat against a pillar at the back of the outdoor stage. After Ryan had arrived and set up his things, he decided to go to the nearby Starbucks, so I put in an order for a latte, “Tall hot whole.” We checked sounds once he returned, and then he disappeared again to get food for Melissa and himself. I continued to just sit on the stage.</text:p>
      <text:p text:style-name="P2"><text:s text:c="3"/>Ryan and Tina checked out the craft tents while Melissa put some paint on the barn. Still, I sat. At 12:50, I walked slowly to the bathroom, then the bar, ordered an Athletic, walked back to the stage and played the first set. I still had half a beer, so I returned to my spot on the stage and sat some more.</text:p>
      <text:p text:style-name="P2"><text:soft-page-break/><text:s text:c="3"/>We played our second set. Then, I went for a second Athletic and a Blunt pretzel. Rob the pretzel man gave me one for free because I was in the band. I thanked him and asked if he knew Lucy, told him to tell her Ross says hello. I sat with Tina’s friends and the band in the shade near the stage and ate my pretzel w/ mustard but did not say much.</text:p>
      <text:p text:style-name="P2"><text:s text:c="3"/>We played our third set, rocked out on the Angel Olsen finale. I packed up my drums, got a third Athletic and said my goodbyes, announcing that I was off to the beach. I got paid, drove home, unloaded my drums, laid on the bed for five seconds and decided I would leave first thing in the morning. I looked at my phone for a few minutes, finished my grapes, set out a laundry basket, threw my pants in it and wrote in my journal. </text:p>
      <text:p text:style-name="P2"/>
      <text:p text:style-name="P3">. . .</text:p>
      <text:p text:style-name="P2"/>
      <text:p text:style-name="P2">I napped for at least two hours, made noodles + peas and looked at my phone.</text:p>
      <text:p text:style-name="P2"/>
      <text:p text:style-name="P2">I am missing Hannah very much but don’t think I should tell her so. Instead, I sent her a reel. If she reacts to it, I may ask what she’s up to. I’m guessing she’s at home with her cats being lazy just like me. Part of me fears she’s hanging out with someone else. I know I shouldn’t be strategizing so much. Driving to the beach would have been a good way to escape this mind trap, but I was obviously so very tired.</text:p>
      <text:p text:style-name="P2"><text:s text:c="3"/>I am excited to ride Lazoom with her on Monday, but also realizing we don’t have an out-of-town opportunity to carpool anywhere together until Rare <text:soft-page-break/>Bird Farm in September, which is worth being sad about no matter what becomes of our relationship. </text:p>
      <text:p text:style-name="P2"><text:s text:c="3"/>That has been one of my favorite things to do ———something inherently fragile in it. Hopefully we can do more of it next year, but it is probably dependent upon what life looks like. Maybe I’m wrong about that. Maybe it’s a love language we can share no matter who we’re with in the future. I still hope we will be with each other.</text:p>
      <text:p text:style-name="P2"><text:s text:c="3"/>I am ready for darkness to fall. I just want to lay in bed.</text:p>
      <text:p text:style-name="P2"/>
      <text:p text:style-name="P2">I did it. I made it to the darkness. I haven’t had a drink in 113 days or watched porn in longer than that, nor have I played WoW for more than 20 minutes. This is the first time I have said I am proud of myself for those things in writing.</text:p>
      <text:p text:style-name="P2"><text:s text:c="3"/>My ability to be independent slowly grows, but I do yearn for just a little reassurance from Hannah, to know that she has some interest in trying to figure out what a life with me could look like. That is not the kind of validation I should be seeking, but there is no sense in denying that I crave it. </text:p>
      <text:p text:style-name="P2"><text:s text:c="3"/>I realized a little while ago that it has only been three days since I saw her. It could be eight more until I see her again. What am I going to do when she’s gone in Europe all of August? What did I do before I became preoccupied with her? I drank.</text:p>
      <text:p text:style-name="P2"><text:s text:c="3"/>Writing is the best. I will have no shame if I fill the rest of this journal with thoughts like I have avoided doing for so long. I do hope to get a text from her soon, but I need to not be nosy. </text:p>
      <text:p text:style-name="P2"><text:s text:c="3"/>If she texted me asking how my night has been, I would say I’m grateful for alone time even though I’m feeling lonely.</text:p>
      <text:p text:style-name="P2"><text:soft-page-break/></text:p>
      <text:p text:style-name="P6">VI.XXIV</text:p>
      <text:p text:style-name="P2"/>
      <text:p text:style-name="P2">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p>
      <text:p text:style-name="P2"><text:s text:c="3"/>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p>
      <text:p text:style-name="P2"><text:s text:c="3"/>At 8:01 I left the house and drove all the way to exit 125 in Hickory, where I ordered a grande dark roast and bought $40 of gasoline. I continued east, encountering two almost-incidents near Greensboro, the first of which frazzled/confused me and led to me taking I-73 instead of I-40.</text:p>
      <text:p text:style-name="P2"><text:s text:c="3"/>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not to look too bored.</text:p>
      <text:p text:style-name="P2"><text:soft-page-break/><text:s text:c="3"/>“Well, you two are an interesting pair,” Mom said.</text:p>
      <text:p text:style-name="P2"><text:s text:c="3"/>I said, “That’s good!”</text:p>
      <text:p text:style-name="P2">She told me about how she had been to a democrats meeting, taken two walks total, asked about purchasing her car vs renting it and said that there’s a gym with an indoor pool; she would probably check it out when she gets more settled in.</text:p>
      <text:p text:style-name="P2">“You look pretty settled in to me,” I said. </text:p>
      <text:p text:style-name="P2"><text:s text:c="3"/>“Well, I’ve got a lot of bare walls.”</text:p>
      <text:p text:style-name="P2"><text:s text:c="3"/>I decided to go lie down and had a nice nap in the guest room in the rain. I woke up, ate four grapes, went to the car for my laundry basket, started a load and wrote in my journal. </text:p>
      <text:p text:style-name="P2"/>
      <text:p text:style-name="P2">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p>
      <text:p text:style-name="P2"/>
      <text:p text:style-name="P2">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worker.</text:p>
      <text:p text:style-name="P2"><text:s text:c="3"/>I rolled up my laundry and we went to the waterfront, took a walk along the boardwalk and got <text:soft-page-break/>drinks on the back patio of Mulberry. I had a latte and a Ceebo, which tasted a bit like Mountain Water. Mom had a chocolate stout and Dad, of course, an IPA. I asked him what kind it was, but I can’t remember now.</text:p>
      <text:p text:style-name="P2"><text:s text:c="3"/>I drove us back home and Mom said, “I miss my Mini logo, too,” one of several hints that she was mourning the loss of her convertible. I said, “We can trade back if you want.”</text:p>
      <text:p text:style-name="P2"><text:s text:c="3"/>“Well, that would make me happy. We can trade every so often and just say that you’re borrowing it.”</text:p>
      <text:p text:style-name="P2">I walked in the house, sat down and wrote in my journal.</text:p>
      <text:p text:style-name="P2"/>
      <text:p text:style-name="P2">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p>
      <text:p text:style-name="P2"><text:s text:c="3"/>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messages in a purely chronological order, regardless of who sent them or who they were sent to.</text:p>
      <text:p text:style-name="P2"><text:s text:c="3"/>It seems like the app Legal Text Collector will be the best option, but the process of going through it will be somewhat daunting. Perhaps I will start <text:soft-page-break/>by collecting whatever I can via calendar and timeline only, and maybe even go through them one at a time. The start date is November 23rd and the end date is March 6. </text:p>
      <text:p text:style-name="P2"/>
      <text:p text:style-name="P2">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p>
      <text:p text:style-name="P2"><text:s text:c="3"/>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p>
      <text:p text:style-name="P2"><text:s text:c="3"/>There was a half-hour lull at 11:30 and then we texted for another hour about the Olympics, Melissa, Say She She and the Nashville notation system and said our night-nights.</text:p>
      <text:p text:style-name="P2"/>
      <text:p text:style-name="P4">VI.XXV</text:p>
      <text:p text:style-name="P2"/>
      <text:p text:style-name="P2">I woke up, got barked at by Nick, poured a tiny amount of coffee into my brown cast iron cup and sat <text:soft-page-break/>on the couch. Mom was reading a book in the chair with her mouth open. I flipped through Time Magazine while she called the pontoon place, the Estuarium.</text:p>
      <text:p text:style-name="P2"><text:s text:c="3"/>Time was so blatantly pro-Joe and Israel, and the boat was booked until late July. I decided I would walk downtown. My phone said it would take 37 minutes. Mom said she would meet me after she had dropped Mr. Spunky off for his grooming.</text:p>
      <text:p text:style-name="P2"><text:s text:c="3"/>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p>
      <text:p text:style-name="P2"><text:s text:c="3"/>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Hmm?"</text:p>
      <text:p text:style-name="P2"><text:s text:c="3"/>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p>
      <text:p text:style-name="P2"><text:s text:c="3"/>"Are they?</text:p>
      <text:p text:style-name="P2"><text:s text:c="3"/>"Yep. The Fall is a ways away, so maybe you should find a way to be happy now."</text:p>
      <text:p text:style-name="P2">He said he was going to the upcoming Rotary meeting. I walked him to his car and said I was going to hang <text:soft-page-break/>out at the library, then, "You gonna hang at the house and listen to Nick?"</text:p>
      <text:p text:style-name="P2">"Yeah, probably."</text:p>
      <text:p text:style-name="P2"><text:s text:c="3"/>"I walked to the library with a painful poop looming. From the restroom, I texted Hannah a picture of my lunch and asked if she'd have enough time for a Hike when we got together. She asked if it was pie over rice and said she would figure out if she can.</text:p>
      <text:p text:style-name="P2"><text:s text:c="3"/>"You mean Lookout? I love Lookout!" I sat at a table and wrote in my journal.</text:p>
      <text:p text:style-name="P2"/>
      <text:p text:style-name="P3">. . .</text:p>
      <text:p text:style-name="P2"/>
      <text:p text:style-name="P2">I wanted to check out the BHM Regional Library Headquarters and started walking that way, but passed by the pawn shop and started thinking about the Chromebook I had seen inside for $40. I sat at a 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p>
      <text:p text:style-name="P2"><text:s text:c="3"/>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p>
      <text:p text:style-name="P2"><text:s text:c="3"/>They fiddled around on the cash register for a minute and the boss said, "If you can do $30 plus <text:soft-page-break/>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p>
      <text:p text:style-name="P2"><text:s text:c="3"/>I sat in the living room, set up my new computer and wrote in my journal, mostly in the Google Keep app with a quick test of Google Docs as well.</text:p>
      <text:p text:style-name="P2"/>
      <text:p text:style-name="P2">The notes app is a very efficient way of mocking up my journal entries, and I like that it has dark mode, plus an appropriate font and page size. It 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p>
      <text:p text:style-name="P2"><text:s text:c="3"/>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p>
      <text:p text:style-name="P2"/>
      <text:p text:style-name="P3">. . .</text:p>
      <text:p text:style-name="P2"/>
      <text:p text:style-name="P2">I laid in bed for a while, went to the kitchen, ate a few grapes, got an Athletic, went back to my room <text:soft-page-break/>and moved the previous journal entry from TextEdit to Google Keep. Mom and I swapped the belongings from our cars and drove them each around the block. I went inside, sat down with my beer and wrote in my journal from my phone.</text:p>
      <text:p text:style-name="P2"/>
      <text:p text:style-name="P2">I am eagerly awaiting Hannah's response. I would like to see Jenny Lewis and not disappoint Cait, but the prospect of seeing Hannah before Monday and going on our first hike together is much more exciting. I suppose I will still see her even if we just go on a short walk, but her request for a steep hill is a perfect opportunity for the invitation.</text:p>
      <text:p text:style-name="P2"/>
      <text:p text:style-name="P2">I laid in bed some more. My dad poked his head through the doorway.</text:p>
      <text:p text:style-name="P2"><text:s text:c="3"/>"Did Mom ask you about whether you want to go out to eat or eat here?"</text:p>
      <text:p text:style-name="P2"><text:s text:c="3"/>"No."</text:p>
      <text:p text:style-name="P2"><text:s text:c="3"/>"Well, she keeps asking me. I said I don't care!"</text:p>
      <text:p text:style-name="P2"><text:s text:c="3"/>"Well," I said, with a sly pause. "Let's go out, then."</text:p>
      <text:p text:style-name="P2"><text:s text:c="3"/>I took a bath, got back in bed and wrote in my journal. Alyse texted, saying, "hey bud! do you have time around 8:30/9 tonight to let young charles out??"</text:p>
      <text:p text:style-name="P2">I said, "Sorry, I'm out of tooooooon"</text:p>
      <text:p text:style-name="P2">And she said, "no worries!!"</text:p>
      <text:p text:style-name="P2"><text:s text:c="3"/>Maddy texted me trying to tell me about George Harrison's self-titled album, Os Mutantes and The Zombies, just another reminder I am past that relationship.</text:p>
      <text:p text:style-name="P2"/>
      <text:p text:style-name="P3">. . .</text:p>
      <text:p text:style-name="P2"/>
      <text:p text:style-name="P2"><text:soft-page-break/>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Hazyum. Mine was rare with Starry. I drove us back home, took off my fancy shirt, asked if there were any Olympic trials scheduled for tonight (no,) and wrote in my journal.</text:p>
      <text:p text:style-name="P2"/>
      <text:p text:style-name="P2">Lately, due to really enjoying writing and wanting to fill up journal pages, I've made a habit after writing out thoughts after outlining the facts, but I'm not sure I have any at the moment; I am content.</text:p>
      <text:p text:style-name="P2"/>
      <text:p text:style-name="P2"/>
      <text:p text:style-name="P3">. . .</text:p>
      <text:p text:style-name="P2"/>
      <text:p text:style-name="P2">My contentedness slowly faltered as I lay awake wishing Hannah would text me. I sent a meme via Instagram to let her know I was awake and watched the green dot linger over her Facebook profile with no response.</text:p>
      <text:p text:style-name="P4">VI.XXVI</text:p>
      <text:p text:style-name="P2"/>
      <text:p text:style-name="P2">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oft-page-break/>said goodbye to Mom and then to Dad, who was up and dressed. Nick was barking the whole time.</text:p>
      <text:p text:style-name="P2"><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p>
      <text:p text:style-name="P2"/>
      <text:p text:style-name="P2">I almost walked into the Burger King at first but had recognized its signature brick siding.</text:p>
      <text:p text:style-name="P2"/>
      <text:p text:style-name="P3">. . .</text:p>
      <text:p text:style-name="P2"/>
      <text:p text:style-name="P2">I used the restroom, balancing my coffee on my laptop, got in the car and continued west all the way to exit 125, where I filled up the tank, ordered a tall latte and used the restroom again. I continued west and finally received a text from Hannah.</text:p>
      <text:p text:style-name="P2"><text:s text:c="3"/>"You still game for a walk or a hike tonight?"</text:p>
      <text:p text:style-name="P2"><text:s text:c="3"/>I said, using voice-to-text, "Yes! Either is better"</text:p>
      <text:p text:style-name="P2"><text:s text:c="3"/>"I'm so confused," she said. "What do you mean either is better?" </text:p>
      <text:p text:style-name="P2"><text:s text:c="3"/>"That is a famous Charlie quote we say that means both options sound great"</text:p>
      <text:p text:style-name="P2"><text:s text:c="3"/>"I'm guessing not Charlie the dog"</text:p>
      <text:p text:style-name="P2"><text:s text:c="3"/>"Not sure which Charlie said it first TBH"</text:p>
      <text:p text:style-name="P2"><text:soft-page-break/><text:s text:c="3"/>I drove up the mountain, took the Patton Ave exit, ordered Chick-Fil-A via drivethru and drove hurriedly home, where that cat was sleeping on the porch. I ate my food, brought in my laundry basket and wrote in my journal.</text:p>
      <text:p text:style-name="P2"/>
      <text:p text:style-name="P2">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p>
      <text:p text:style-name="P2"><text:s text:c="3"/>And yet, something is telling me I should not go to the concert with Cait even if I have the time to. </text:p>
      <text:p text:style-name="P2"/>
      <text:p text:style-name="P3">. . .</text:p>
      <text:p text:style-name="P2"/>
      <text:p text:style-name="P2">I called Cait but got no answer. She soon texted back, saying, "Call ya in a sec. I'm visiting g Taylor in the hospital"</text:p>
      <text:p text:style-name="P2"><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p>
      <text:p text:style-name="P2"><text:s text:c="3"/>I said I was and asked what her timeline was. She'd be home around 6 and invited me to come eat beans and rice and salsa. I had not heard from Cait in an hour-and-a-half, so I texted her saying, "Well I hate to hear it and really don't want to add to the bummer but I've got more to take care of tonight than I thought I did," with a slant face. "I'm house <text:soft-page-break/>sitting for Scott starting tomorrow and need to go get the rundown so if I can make it to the show at all I'm prolly gonna be late. Is there anyone who can take my ticket?"</text:p>
      <text:p text:style-name="P2"><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p>
      <text:p text:style-name="P2"/>
      <text:p text:style-name="P3">. . .</text:p>
      <text:p text:style-name="P2"/>
      <text:p text:style-name="P2">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p>
      <text:p text:style-name="P2"><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p>
      <text:p text:style-name="P2"><text:s text:c="3"/>We had a relatively short but great hike, drove back through downtown, then practiced setting up Hannah's PA for the wedding this weekend. She took lots of photos and notes. I felt like I could have lingered for as long as I wanted, but the time <text:soft-page-break/>eventually came where it felt right to say my goodbyes. I don't think any further invitations would have come, nor could I think of any natural propositions. We hugged twice. I drove home and wrote in my journal.</text:p>
      <text:p text:style-name="P2"/>
      <text:p text:style-name="P2">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p>
      <text:p text:style-name="P2"/>
      <text:p text:style-name="P6">VI.XXVII</text:p>
      <text:p text:style-name="P2"/>
      <text:p text:style-name="P2">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p>
      <text:p text:style-name="P2"/>
      <text:p text:style-name="P2">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p>
      <text:p text:style-name="P2"/>
      <text:p text:style-name="P3"><text:soft-page-break/>. . .</text:p>
      <text:p text:style-name="P2"/>
      <text:p text:style-name="P2">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p>
      <text:p text:style-name="P2"><text:s text:c="3"/>I sat on the couch and read through my 15 new pages of journal entries from Washington while looking out at the rain.</text:p>
      <text:p text:style-name="P2"/>
      <text:p text:style-name="P2">Being in love with my journal is a great tool for reminding myself that I am in love with my life, even when it is difficult.</text:p>
      <text:p text:style-name="P2"><text:s text:c="3"/>Is it crazy for me to want to transcribe all of my journals? How would I organize them? One idea is to stick every even page to the back of its odd counterpart and staple or somehow bind the pages together. That would have a very nice feel. </text:p>
      <text:p text:style-name="P2"/>
      <text:p text:style-name="P2">I ordered another (free) coffee, walked home in the rain and moved my journal to the master file.</text:p>
      <text:p text:style-name="P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text:soft-page-break/>wrote in my journal, feeling hungry but hoping to suppress my appetite just a little longer.</text:p>
      <text:p text:style-name="P2"/>
      <text:p text:style-name="P3">. . .</text:p>
      <text:p text:style-name="P2"/>
      <text:p text:style-name="P2">I drove to Scott and Leann's, got a rundown of all the things: cat food, dog food, quirky locks, litter, bathtub, food, projector, stereo, wifi, Myrtle roaming and barriers, keys, the Tercel. I sat in a chair in the kitchen as they and Charlie grabbed their bags and left the house, then helped myself to blueberries, barbecue chips, trek mix and a turkey sandwich. I ate at the table, then moved to the bedroom, laid on the daybed and wrote in my journal.</text:p>
      <text:p text:style-name="P2"/>
      <text:p text:style-name="P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and-a-half months ago, which I told a couple people I might never do again. There's also the remoteness of the property to consider, but I am also in a less depressed mindset.</text:p>
      <text:p text:style-name="P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text:soft-page-break/>I have confused her autistic friendship for intimacy.</text:p>
      <text:p text:style-name="P2"/>
      <text:p text:style-name="P3">. . .</text:p>
      <text:p text:style-name="P2"/>
      <text:p text:style-name="P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p>
      <text:p text:style-name="P2"/>
      <text:p text:style-name="P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p>
      <text:p text:style-name="P2"/>
      <text:p text:style-name="P3">. . .</text:p>
      <text:p text:style-name="P2"/>
      <text:p text:style-name="P2">I read the intro to Armageddon in Retrospect while diverting Myrtle from chewing on her beds and the rug, then texted with Hannah til 1230 and laid me down to sleep.</text:p>
      <text:p text:style-name="P2"/>
      <text:p text:style-name="P4">VI.XXVIII</text:p>
      <text:p text:style-name="P2"/>
      <text:p text:style-name="P2">As predicted, Myrtle woke me at six. She went outside while I put one-and-three-quarters cups of food in her bowl, then came in and ate. We both went out after that so she could poop, which happened <text:soft-page-break/>quickly. I said, "Well, that was easy," as we walked inside together and went back to bed.</text:p>
      <text:p text:style-name="P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p>
      <text:p text:style-name="P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p>
      <text:p text:style-name="P2"><text:s text:c="3"/>The machine was making all kinds of crazy popping noises, so I got up to turn it off and had my chair stolen by Myrtle. She was chewing on her dog beds again, so I offered her her shirt, which seemed to be a good substitution. </text:p>
      <text:p text:style-name="P2"/>
      <text:p text:style-name="P3">. . . </text:p>
      <text:p text:style-name="P2"/>
      <text:p text:style-name="P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p>
      <text:p text:style-name="P2"/>
      <text:p text:style-name="P3">. . .</text:p>
      <text:p text:style-name="P2"><text:soft-page-break/></text:p>
      <text:p text:style-name="P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p>
      <text:p text:style-name="P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went into the Biltmore estate and started setting up my drums. </text:p>
      <text:p text:style-name="P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p>
      <text:p text:style-name="P2"><text:s text:c="3"/>I rolled up the hardware bag and secured it with the bungee from my rug, then walked to the car, grabbed my loosely connected floor tom and snare bags. I took the snare out of its bag, placed it on the stand, then stuffed the hardware bag inside the <text:soft-page-break/>snare bag. I made sure the tom legs matched the height of the snare drum, then rotated them to where they had some tension and flipped the drum upright, placing the snare bag inside the tom bag.</text:p>
      <text:p text:style-name="P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p>
      <text:p text:style-name="P2"><text:s text:c="3"/>I put all the bags inside the kick bag, took them to the car and returned with my cymbal bag. I removed the cowbell, inside of which sits its mount 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p>
      <text:p text:style-name="P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p>
      <text:p text:style-name="P2"><text:soft-page-break/><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p>
      <text:p text:style-name="P2">Mouthfuls by Fruit Bats, On the Radio by Regina Spektor and Milky Way.</text:p>
      <text:p text:style-name="P2"><text:s text:c="3"/>I went to get an iced latte from the sandwich shop while Kevin and Dulci got sparkling waters from Cedric's, and someone told me we sounded good as I was exiting the building. "Okay, I've got a million-dollar question for you," he said. "If she," as in Dulci, "Could sing Carly Simon or Carole King, I'd throw some money in the tip bucket."</text:p>
      <text:p text:style-name="P2"><text:s text:c="3"/>I said, "I bet we know some Carole King, but it'll cost you a million bucks."</text:p>
      <text:p text:style-name="P2"><text:s text:c="3"/>He said, "No, I don't have that kind of money."</text:p>
      <text:p text:style-name="P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p>
      <text:p text:style-name="P2"/>
      <text:p text:style-name="P4"/>
      <text:p text:style-name="P4"/>
      <text:p text:style-name="P4"/>
      <text:p text:style-name="P6"><text:soft-page-break/>VI.XXIX</text:p>
      <text:p text:style-name="P2"/>
      <text:p text:style-name="P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p>
      <text:p text:style-name="P2"><text:s text:c="3"/>She said, "Yes. A good day. Very long. I had a break yesterday morning then I got the chance to go to the nature center with emmylou and Peter, so I jumped at it" and sent a picture of Emmylou riding Peter's back.</text:p>
      <text:p text:style-name="P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p>
      <text:p text:style-name="P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text:soft-page-break/>package from USPS, took my laptop outside, locked myself out and wrote in my journal.</text:p>
      <text:p text:style-name="P2"/>
      <text:p text:style-name="P3">. . .</text:p>
      <text:p text:style-name="P2"/>
      <text:p text:style-name="P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coffee, rewrote my drum setup description from the day before and wrote in my journal.</text:p>
      <text:p text:style-name="P2"/>
      <text:p text:style-name="P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p>
      <text:p text:style-name="P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p>
      <text:p text:style-name="P2"/>
      <text:p text:style-name="P3">. . .</text:p>
      <text:p text:style-name="P2"/>
      <text:p text:style-name="P2"><text:soft-page-break/>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p>
      <text:p text:style-name="P2"/>
      <text:p text:style-name="P2"/>
      <text:p text:style-name="P2"/>
      <text:p text:style-name="P6">VI.XXX</text:p>
      <text:p text:style-name="P2"/>
      <text:p text:style-name="P2">I dreamed I had signed up for classes at Greensboro College with Erica, but at first I didn't have a schedule, and, once I did, there were room numbers, but no building names. I ran into Kevin, whose private phone conversation was being broadcast over the intercom.</text:p>
      <text:p text:style-name="P2"><text:s text:c="3"/>I woke up, let Myrtle out, fed her, let her out again and went back to bed, then dreamed about a pool party. I started waking up again a little before my 10:00 alarm, but stayed in bed until it went off, then made a pot of coffee, let Myrtle out and wrote in my journal.</text:p>
      <text:p text:style-name="P2"/>
      <text:p text:style-name="P2">Yesterday was very relaxing and I hope to be able to choose myself like this all the time. Of course, I realize the irony that I am in such a relaxing place because Scott has chosen me to be here.</text:p>
      <text:p text:style-name="P2"/>
      <text:p text:style-name="P3">. . .</text:p>
      <text:p text:style-name="P2"/>
      <text:p text:style-name="P2">I put on my light blue Moves shirt, poured a cup of coffee and drank it in Myrtle's courtyard. I checked <text:soft-page-break/>my phone, had a text from Maddy saying she was still trying to be my friend. I said that was okay and poured myself another cup of coffee.</text:p>
      <text:p text:style-name="P2"><text:s text:c="3"/>I sat in the comfy chair looking at Instagram, scooped the litter box and poured some more coffee.</text:p>
      <text:p text:style-name="P2"><text:s text:c="3"/>I changed into my smaller purple shirt, put on the fancy white shirt Cait gave me, put on my hat, put the car key in my pocket, laid out a pee pad, filled my to-go cup up with coffee and had a whole nother cup's worth. I responded to Dad with my Wordle score, tried to chug a little more coffee, shut all the windows, checked the porch door, laid eyes on two cats, wrote in my journal and left the house.</text:p>
      <text:p text:style-name="P2"/>
      <text:p text:style-name="P3">. . .</text:p>
      <text:p text:style-name="P2"/>
      <text:p text:style-name="P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p>
      <text:p text:style-name="P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p>
      <text:p text:style-name="P2"><text:soft-page-break/><text:s text:c="3"/>It started to drizzle as Kevin, Dulci and Alyse arrived. Dulci said, "A hearty rain!"</text:p>
      <text:p text:style-name="P2"><text:s text:c="3"/>I said, "That's not hearty!" and charlie didn't believe it was raining at all.</text:p>
      <text:p text:style-name="P2"><text:s text:c="3"/>Dulci said, "It is, I swear!"</text:p>
      <text:p text:style-name="P2"><text:s text:c="3"/>The food came and I decided I would eat at my drums again, the burger on my snare and the fries on my floor tom. Tyler came to the stage and said, "There's been a lightning strike within five miles, so we're postponing sound check until 1:30 after what happened at the Biltmore estate."</text:p>
      <text:p text:style-name="P2"><text:s text:c="3"/>I said, "What happened at Biltmore?"</text:p>
      <text:p text:style-name="P2"><text:s text:c="3"/>Tyler said, "Lightning struck a dead tree, fell onto a car, killed two people," and then with hardly any pause, clearly the point of his statement, "And Biltmore settled."</text:p>
      <text:p text:style-name="P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p>
      <text:p text:style-name="P2"><text:s text:c="3"/>She immediately liked my message and the last one from three days before, then said, "Currently under a weighted blanket drinking hop water with my cats!!" then "Some family is still here but it appears that the most intense part is finally over!"</text:p>
      <text:p text:style-name="P2"><text:s text:c="3"/>I said, "Oh awesome! I too am having a hop water sitting on the stage by myself in the rain" with a cry-laugh emoji.</text:p>
      <text:p text:style-name="P2"><text:s text:c="3"/>She loved my message, asked if we were rain delayed and said, "Maybe we can meet for a bite to eat before LaZoom tomorrow evening?"</text:p>
      <text:p text:style-name="P2"><text:soft-page-break/><text:s text:c="3"/>"A bite sounds great!" I said. "We're not supposed to start until 2 but we've still got a couple things to check so maybe a short delay"</text:p>
      <text:p text:style-name="P2"><text:s text:c="3"/>I was the only one who had taken my deads to the green room. Most of them were at the edge of the stage and getting wet. Ryan's were especially all over the place. I sat cross-legged until Wyndham came out and Keith proposed we start checking at 1:45.</text:p>
      <text:p text:style-name="P2"><text:s text:c="3"/>We finished at 2:05, delayed mainly by the Crumar organ needing a reboot.</text:p>
      <text:p text:style-name="P2"><text:s text:c="3"/>Dulci said, "Can we take five?"</text:p>
      <text:p text:style-name="P2"><text:s text:c="3"/>Kevin said, "Thank you, five."</text:p>
      <text:p text:style-name="P2"><text:s text:c="3"/>We went into the greenroom, came back out and played from 2:30 to 3:45. We were playing Only Takes a Minute when Kevin's bass cut out, Wyndham got a bubble in his mouth and my right arm tensed up. "Let's take that break now," I said.</text:p>
      <text:p text:style-name="P2"><text:s text:c="3"/>"Good idea," said Dulci.</text:p>
      <text:p text:style-name="P2"><text:s text:c="3"/>Barb joined us in the greenroom and I sat outside on the wall with Charlie.</text:p>
      <text:p text:style-name="P2"><text:s text:c="3"/>"Going on a LaZoom Ghosted tour tomorrow," I said.</text:p>
      <text:p text:style-name="P2"><text:s text:c="3"/>"Why?"</text:p>
      <text:p text:style-name="P2"><text:s text:c="3"/>"Hannah's their PR person and needs to be able to write about it."</text:p>
      <text:p text:style-name="P2"><text:s text:c="3"/>"Oh," he said, "And she invited you along? Y'all hang out much outside of band stuff?"</text:p>
      <text:p text:style-name="P2"><text:s text:c="3"/>"We have been," I said. "Went for a hike last week."</text:p>
      <text:p text:style-name="P2"><text:s text:c="3"/>"Romantic in nature?"</text:p>
      <text:p text:style-name="P2"><text:s text:c="3"/>I said, "As long as I don't ask about it, it seems to be going that way."</text:p>
      <text:p text:style-name="P2"><text:s text:c="3"/>"Do you want that?"</text:p>
      <text:p text:style-name="P2"><text:s text:c="3"/>"Yes!"</text:p>
      <text:p text:style-name="P2"><text:soft-page-break/><text:s text:c="3"/>"Well," he said. "I noticed when we were at the Thomas Kozak show she was looking at you like she kinda liked you."</text:p>
      <text:p text:style-name="P2"><text:s text:c="3"/>"When I brought up that observation months ago, she said, 'I'm gonna have to think about that…'"</text:p>
      <text:p text:style-name="P2"><text:s text:c="3"/>And he said, "She's a nice girl," as he has said several times before.</text:p>
      <text:p text:style-name="P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p>
      <text:p text:style-name="P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p>
      <text:p text:style-name="P2"/>
      <text:p text:style-name="P3">. . .</text:p>
      <text:p text:style-name="P2"/>
      <text:p text:style-name="P2">I stayed outside until the sun went down, then got cozy on the bed and looked at social media. Hannah had shared some really pretty photos from the wedding, and as soon as I liked them, she texted me saying, "Whatcha up to? I might walk up to the store or the hop, want to come?"</text:p>
      <text:p text:style-name="P2"><text:s text:c="3"/>I drove down to her house, then to Ingles. We walked to the Hop, then around the block behind the Pub and back to the car. I felt we were close to <text:soft-page-break/>kissing. I drove her home, continued on to Scott's, loaded in my groceries, got in bed and wrote in my journal.</text:p>
      <text:p text:style-name="P2"/>
      <text:p text:style-name="P4">VII.I</text:p>
      <text:p text:style-name="P2"/>
      <text:p text:style-name="P2">I dreamed I was going around to all the different dive bars inside the Grove Arcade, seeing familiar faces including Eden and Jack Black. I went down the street to a house party that turned out to be Dulci's new apartment — very reminiscent of Bristol days.</text:p>
      <text:p text:style-name="P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CheezIts + grapes.</text:p>
      <text:p text:style-name="P2"><text:s text:c="3"/>I caught up on phone stuff from the bathroom while Myrtle hung outside. I opened the door to the porch, took a cup of coffee out there, got another handful of CheezIts + grapes, went to the comfy chair and drank a cup while looking at Instagram. I went inside, poured another cup, came back to the chair and started writing in my journal.</text:p>
      <text:p text:style-name="P2"/>
      <text:p text:style-name="P2">There were talks about having Moon &amp; You rehearsal today, but Ryan misread his calendar as usual, and I am relieved. On the one hand, it is a long day to sit around thinking how to clean up the house, but having to drive to WAVL for a rehearsal would only <text:soft-page-break/>serve to make me feel like I have things to do, not aid in my peace of mind.</text:p>
      <text:p text:style-name="P2"><text:s text:c="3"/>As of yesterday, I now know my complete AVL Fest schedule:</text:p>
      <text:p text:style-name="P2"/>
      <text:p text:style-name="P4">Thursday at 6PM: Tina &amp; Her Pony at The Funkatorium</text:p>
      <text:p text:style-name="P4">Friday at 6:30PM: Hannah Kaminer at The Funkatorium</text:p>
      <text:p text:style-name="P4">Saturday at 2:30: Dulci at New Belgium</text:p>
      <text:p text:style-name="P4">Saturday at 5ish: Ever-Expanding at New Belgium</text:p>
      <text:p text:style-name="P4">Saturday at 9:30: Secret-B Sides at the Music Hall</text:p>
      <text:p text:style-name="P4">Sunday at 3:30: The Moon and You at the Kava Bar</text:p>
      <text:p text:style-name="P2"/>
      <text:p text:style-name="P2">I am excited to share how busy I am on social media, but will wait until all official announcements have been made.</text:p>
      <text:p text:style-name="P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p>
      <text:p text:style-name="P2"><text:s text:c="3"/>This is why my brain is averse to doing things.</text:p>
      <text:p text:style-name="P2"/>
      <text:p text:style-name="P3">. . .</text:p>
      <text:p text:style-name="P2"/>
      <text:p text:style-name="P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oft-page-break/>CheezIts, felt a little lightheaded, drank an orange La Croix and wrote in my journal.</text:p>
      <text:p text:style-name="P2"/>
      <text:p text:style-name="P3">. . .</text:p>
      <text:p text:style-name="P2"/>
      <text:p text:style-name="P2">I closed all the windows, turned on the AC, flossed, brushed my teeth, put my CheezIts in my laundry basket and wrote a note on the back of their note that said, "Scott and Leann,</text:p>
      <text:p text:style-name="P2"><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p>
      <text:p text:style-name="P2"><text:s text:c="3"/>--Ross</text:p>
      <text:p text:style-name="P2"><text:s text:c="3"/>P.S., I hope you had a fun and easy, perhaps even radical trip. Thanks again for the purple drink!"</text:p>
      <text:p text:style-name="P2"><text:s text:c="3"/>And then I drew a slightly angry looking picture of Myrtle.</text:p>
      <text:p text:style-name="P2"><text:s text:c="3"/>I got in the car, drove to my house, shaved the contours of my face and got a text from Hannah. "See you soon? I am home and getting ready."</text:p>
      <text:p text:style-name="P2"><text:s text:c="3"/>I said, "Yeah!!" and then, "Omw"</text:p>
      <text:p text:style-name="P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p>
      <text:p text:style-name="P2"><text:s text:c="3"/>I explained she sounded just like an alcoholic and said, "I know you don't have vodka in there." I drove us to Mamacita's, her for the second time that <text:soft-page-break/>day. I pointed out the Big Secret flyer and she said I knew it wasn't her genre, but she said she liked Skidoo and would go with me, and prefers going to concerts that are "out-of-genre" anyway, and that it would probably be good dancing, which she needs more of.</text:p>
      <text:p text:style-name="P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p>
      <text:p text:style-name="P2"><text:s text:c="3"/>She said, "I might just grab your arm," and then started choking on salsa and got up to go to the restroom.</text:p>
      <text:p text:style-name="P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p>
      <text:p text:style-name="P2"><text:s text:c="3"/>We drove slowly around town, occasionally encountering different characters played by Scott and laughing the whole time. I knew we would probably be asked about the nature of our relationship on mic and, when the time came, said we were in a band together. Lorelai said, "Ohhhh, what do you playyy?"</text:p>
      <text:p text:style-name="P2"><text:s text:c="3"/>Hannah said, "Instruments!"</text:p>
      <text:p text:style-name="P2"><text:s text:c="3"/>We pulled into the station, tipped and got in the car. I asked Hannah if she would like to check out <text:soft-page-break/>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p>
      <text:p text:style-name="P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p>
      <text:p text:style-name="P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ulder while on the bus.</text:p>
      <text:p text:style-name="P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p>
      <text:p text:style-name="P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text:soft-page-break/>because the hop water wasn't cold and we went out to the porch, where Tim was smoking weed.</text:p>
      <text:p text:style-name="P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p>
      <text:p text:style-name="P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p>
      <text:p text:style-name="P2"><text:s text:c="3"/>I woke at five AM, charged my phone and wrote in my journal.</text:p>
      <text:p text:style-name="P2"/>
      <text:p text:style-name="P6">VII.II</text:p>
      <text:p text:style-name="P2"/>
      <text:p text:style-name="P2">I struggled to sleep until about 9:30, at which point I opened a hop water and took the drums out of my car. I formatted several days worth of entries and printed out 20 pages.</text:p>
      <text:p text:style-name="P2"><text:s text:c="3"/>I shaved my face, got dressed, packed my bag (journal, phone, wallet, cup,) put on my hat and <text:soft-page-break/>announced with a peace sign to Erica from the top of the stairs I was walking to the bank.</text:p>
      <text:p text:style-name="P2"><text:s text:c="3"/>I walked straight there, frequently smelling sewage and realizing how the only thing in life I need to focus on/care about is my journaling.</text:p>
      <text:p text:style-name="P2"><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p>
      <text:p text:style-name="P2"><text:s text:c="3"/>I walked to Pritchard, sat, drank and read all my recent entries, then wrote.</text:p>
      <text:p text:style-name="P2"/>
      <text:p text:style-name="P3">. . .</text:p>
      <text:p text:style-name="P2"/>
      <text:p text:style-name="P2">I walked up to Malaprops and carefully considered all the journals, eventually deciding on a B6 Moleskine, lined, 208 pages. It cost around $25 w/ tax, which is more than 10 cents a page!</text:p>
      <text:p text:style-name="P2"><text:s text:c="3"/>I walked to the Greagle and got triggered by the disproportionately fat, oblivious and in-the-way crowd. I used the restroom and, as I was leaving, realized they were all part of the same tourist family. Of Montreal's bus was parked there as well. I walked up the street, sat at the shady bus stop and wrote in my journal.</text:p>
      <text:p text:style-name="P2"/>
      <text:p text:style-name="P3">. . .</text:p>
      <text:p text:style-name="P2"/>
      <text:p text:style-name="P2">I continued walking, stopped at the next bus stop, looked at my phone, went to Battle Cat, bought an iced latte and a sticker, continued west through the farmer's market, walked home, set down all my <text:soft-page-break/>belongings, put the sticker on my laptop, opened it and wrote in my journal. </text:p>
      <text:p text:style-name="P2"/>
      <text:p text:style-name="P3">. . .</text:p>
      <text:p text:style-name="P2"/>
      <text:p text:style-name="P2">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p>
      <text:p text:style-name="P2"><text:s text:c="3"/>I ran into Adam Grabowski, who said he was very impressed with my drum solo video Courtney posted the other day. I said I was too and missed having him on the west side.</text:p>
      <text:p text:style-name="P2"><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p>
      <text:p text:style-name="P2"><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p>
      <text:p text:style-name="P2"><text:s text:c="3"/>I apologized for interrupting and said she could give me her reasons if she liked. She was simply just getting off of work and had errands to run. I asked her how her day was and she said it was either <text:soft-page-break/>pretty fun or fine, probably fine; work was busy and she managed to renegotiate her contract, which I thought was awesome. I said I would ask her about that later and she said, "You don't have to!"</text:p>
      <text:p text:style-name="P2"><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p>
      <text:p text:style-name="P2"/>
      <text:p text:style-name="P2">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p>
      <text:p text:style-name="P2"/>
      <text:p text:style-name="P3">. . .</text:p>
      <text:p text:style-name="P2"/>
      <text:p text:style-name="P2">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p>
      <text:p text:style-name="P2"><text:s text:c="3"/>Hannah said she'd made it home and to come any time. I said I'd be there in 15ish and popped into UJ. I picked up Claire's pen that she dropped when I walked in, then sat next to Jamie, who I hadn't seen <text:soft-page-break/>in a long time, since his amputation. He said it was Tanya's birthday, but she couldn't hear me wishing her a happy one. I ordered a Lagunitas IPNA, said farewell and walked to Hannah's house.</text:p>
      <text:p text:style-name="P2"><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p>
      <text:p text:style-name="P2"><text:s text:c="3"/>Not too far into it, Hannah said, "I need to kick you out. You're being too much fun."</text:p>
      <text:p text:style-name="P2"><text:s text:c="3"/>I said, "I have to chug it," and put on my hat shoes and bag.</text:p>
      <text:p text:style-name="P2"><text:s text:c="3"/>"No, please sit down and don't chug it." I drank my orange juice expeditiously. She said, "Thank you for coming over."</text:p>
      <text:p text:style-name="P2"><text:s text:c="3"/>I jokingly said, "Thanks for letting me bother you."</text:p>
      <text:p text:style-name="P2"><text:s text:c="3"/>She said, "You aren't bothering me. I just need to focus," and offered me a ride home.</text:p>
      <text:p text:style-name="P2"><text:s text:c="3"/>I rejected and put my arms out for a hug, then said, "Have a great time. I'll miss ya.'"</text:p>
      <text:p text:style-name="P2"><text:s text:c="3"/>She said, seriously, "I'll miss you, too. Thanks for watching the cats."</text:p>
      <text:p text:style-name="P2"><text:s text:c="3"/>"I'll probably come over," I said with a pause. "Around 11:30?"</text:p>
      <text:p text:style-name="P2"><text:s text:c="3"/>I left, walked up the hill, thought a slice from Standard sounded real nice. I saw the bartender from Country Club whose name I'll never remember, Shane Brain and Michel. I walked home with some <text:soft-page-break/>pep(peroni) in my step, deposited the pizza box in my neighbor's bin, put my grapes and bananas away, hung my bag and hat on the door, took off my clothes in the darkness, got in bed and wrote in my journal.</text:p>
      <text:p text:style-name="P2"/>
      <text:p text:style-name="P2">I wanted to take a bath, but as usual decided against it with the basement being dark and Erica probably asleep. </text:p>
      <text:p text:style-name="P2"/>
      <text:p text:style-name="P4">VII.III</text:p>
      <text:p text:style-name="P2"/>
      <text:p text:style-name="P2">I was having dreams of annoying white noise, which Erica confirmed was happening all over the place. I went downstairs, made a cup of coffee, listened to her tales in applying for a visa, talked briefly about walking and journaling, including my new Chromebook, made another cup of coffee, came upstairs, formatted and wrote in my journal.</text:p>
      <text:p text:style-name="P2"/>
      <text:p text:style-name="P2">I forgot to mention some things from the day before: while hanging out with Hannah, drinking my hopmosa, she came out of her bedroom and said, "Do you ever think about what you want to be when you grow up?"</text:p>
      <text:p text:style-name="P2"><text:s text:c="3"/>I laughed and said, "I'm already doing it! What do you want to be when you grew up?"</text:p>
      <text:p text:style-name="P2"><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p>
      <text:p text:style-name="P2"><text:s text:c="3"/>When I got home I thought more about how that could have been at least the second time she had sneakily tried to ask me if I was interested in <text:soft-page-break/>having kids, so I sent her a text saying, "Stopped at Standard and put a little pep(peroni) in my step for the walk home. Did I answer your question satisfactorily about what I wanted to be when I grew up?"</text:p>
      <text:p text:style-name="P2"><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p>
      <text:p text:style-name="P2"><text:s text:c="3"/>I woke up and saw these messages at about 3:30 and spent a while formulating and reforming a 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p>
      <text:p text:style-name="P2"><text:s text:c="3"/>She wrote me back at 10:30, saying, "Hi! I made it into the tour van and the house is sort of clean! Kind of. Thank you for coming over and hanging out last night!</text:p>
      <text:p text:style-name="P2"><text:s text:c="3"/>Ok a few things to download - </text:p>
      <text:p text:style-name="P2">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text:soft-page-break/>(Any spot is fine as long as we can fit four across.) I told her to park her suburban where my car is now."</text:p>
      <text:p text:style-name="P2"><text:s text:c="3"/>It doesn't surprise me that she made no response to my comment about kids, but I'm glad she has something to think about. It's definitely still too intense for me to tell her that is the only person with whom I've ever considered that a possibility.</text:p>
      <text:p text:style-name="P2"/>
      <text:p text:style-name="P3">. . .</text:p>
      <text:p text:style-name="P2"/>
      <text:p text:style-name="P2">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p>
      <text:p text:style-name="P2"><text:s text:c="3"/>I said, "That's generous indeed, thank you!!"</text:p>
      <text:p text:style-name="P2"><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p>
      <text:p text:style-name="P2"><text:s text:c="3"/>I packed my Chromebook, journal, toothbrush, toothpaste, shorts and phone charger, attached my cup to the strap, then packed my blue bag with grapes, bananas, phone, wallet and a pack of ramen.</text:p>
      <text:p text:style-name="P2"><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text:soft-page-break/>16-ounce plastic to-go cup, and I think that surprised her.</text:p>
      <text:p text:style-name="P2"><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kitchen, laid on Hannah's bed and wrote in my journal.</text:p>
      <text:p text:style-name="P2"/>
      <text:p text:style-name="P2">Bruce is chilling next to me and Neville is making careful periodic visits. A hand-written poster is on the wall that says:</text:p>
      <text:p text:style-name="P2"><text:s text:c="3"/><text:span text:style-name="T13">"We are not producers. I am not a factory. I am a human with a heart + soul + mind. 'I am more conduit than creator of what I express' is the artist's way. </text:span></text:p>
      <text:p text:style-name="P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p>
      <text:p text:style-name="P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p>
      <text:p text:style-name="P9"><text:soft-page-break/><text:s text:c="3"/>Instead...</text:p>
      <text:p text:style-name="P9"><text:s text:c="3"/>Cultivating the soil of my life + heart</text:p>
      <text:p text:style-name="P9"><text:s text:c="3"/>Planting good seeds</text:p>
      <text:p text:style-name="P9"><text:s text:c="3"/>Giving them space + time (no overcrowded rows)</text:p>
      <text:p text:style-name="P9"><text:s text:c="3"/>And love + sunlight + water + attention + faithfulness to small things.</text:p>
      <text:p text:style-name="P9"><text:s text:c="3"/>I will not measure by achievement but by what is able to grow + flourish over time."</text:p>
      <text:p text:style-name="P2"/>
      <text:p text:style-name="P3">. . .</text:p>
      <text:p text:style-name="P2"/>
      <text:p text:style-name="P2">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p>
      <text:p text:style-name="P2"><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p>
      <text:p text:style-name="P2"/>
      <text:p text:style-name="P2"><text:s/>Kevin is, of course, on tour with the Honeycutters and Hannah Kaminer.</text:p>
      <text:p text:style-name="P2"/>
      <text:p text:style-name="P3">. . .</text:p>
      <text:p text:style-name="P2"/>
      <text:p text:style-name="P2">I texted Hannah at 2:23. "Exciting adventure plans: I'm going to walk to my house, print some journal <text:soft-page-break/>entries, walk down to Kev's, let Charlie out, swing by Aldi, get a burrito from El Kimchi at the Brew Pump and come back. I hope you have a great show and a fun time in Nashville!"</text:p>
      <text:p text:style-name="P2"><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p>
      <text:p text:style-name="P2"><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p>
      <text:p text:style-name="P2"><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p>
      <text:p text:style-name="P2"><text:s text:c="3"/>I sat back there and absorbed nutrients while Adam, Rob, Tate, Francis and Chad gathered. Francis and I talked about him moving to town, drinking less beer and possibly donating his piano to Cait. When <text:soft-page-break/>Drew arrived, who he had considered moving in with, he said, "I like Drew. He's honest."</text:p>
      <text:p text:style-name="P2"><text:s text:c="3"/>It dawned on my at that exact moment that Drew might be on the spectrum, so I said, "Perhaps autisticly so."</text:p>
      <text:p text:style-name="P2"><text:s text:c="3"/>Francis said, "Yes, excellent, even better."</text:p>
      <text:p text:style-name="P2"><text:s text:c="3"/>Drew came over and said, "Wow, Ross, you need to grow back your facial hair this instant." Rob's dog started barking at Drew and never stopped.</text:p>
      <text:p text:style-name="P2"><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p>
      <text:p text:style-name="P2"><text:s text:c="3"/>I walked east with my beer, finishing it in front of the Country Club. I went down to Hannah's house, deposited my things, laid on her bed and wrote in my journal. I realized I hadn't read the entries I'd printed earlier, so I did that too. </text:p>
      <text:p text:style-name="P2"/>
      <text:p text:style-name="P3">. . .</text:p>
      <text:p text:style-name="P2"/>
      <text:p text:style-name="P2">Hannah texted me at 9:44:</text:p>
      <text:p text:style-name="P2"/>
      <text:p text:style-name="P9">How are things there? 2 out of 3 green room occupants are fast asleep here.</text:p>
      <text:p text:style-name="P9"/>
      <text:p text:style-name="P10">A well-known summer camp tradition is to eat all the string cheese, so very successful, I would say. I just took a bath and Neville was very curious about it. How was your set?</text:p>
      <text:p text:style-name="P9"/>
      <text:p text:style-name="P10">Kevin's gotta be one of the sleepers </text:p>
      <text:p text:style-name="P9"><text:soft-page-break/></text:p>
      <text:p text:style-name="P9">Neville and Bruce love keeping me company during baths! Sometimes they perch on the side </text:p>
      <text:p text:style-name="P9"/>
      <text:p text:style-name="P9">It was good! Started off a little rough and then I found my footing and by the end I was feeling good about it!</text:p>
      <text:p text:style-name="P9"/>
      <text:p text:style-name="P10">Bruce didn't even check it out... not sure WHAT he was up to</text:p>
      <text:p text:style-name="P9"/>
      <text:p text:style-name="P10">He mainly just wants the string cheese and the wrappers so he may have been sulking</text:p>
      <text:p text:style-name="P9"/>
      <text:p text:style-name="P9">Maybe smelling shoes? One of his other hobbies </text:p>
      <text:p text:style-name="P9"/>
      <text:p text:style-name="P9">There is yacht rock on the stage next door to the green room and it is impossibly loud. I am ready to never hear another yacht rock song for about five years </text:p>
      <text:p text:style-name="P9"/>
      <text:p text:style-name="P10">Did you bring your headphones??</text:p>
      <text:p text:style-name="P9"/>
      <text:p text:style-name="P12">No :( not the big foam ones</text:p>
      <text:p text:style-name="P12"/>
      <text:p text:style-name="P12">Bad idea to leave them!</text:p>
      <text:p text:style-name="P9"/>
      <text:p text:style-name="P10">Oh no! I wish I had thought of that last night!</text:p>
      <text:p text:style-name="P10">The PetSmart hotel had toppled over when I got back today so it's being anchored down by my blue bag and they think that is an excellent addition</text:p>
      <text:p text:style-name="P9"/>
      <text:p text:style-name="P9">Have you ever played yacht rock?</text:p>
      <text:p text:style-name="P9"/>
      <text:p text:style-name="P10"><text:soft-page-break/>Hmm, I don't think I have. Secret B-Sides would be the closest but we don't really rock so we thankfully stay more in the R&amp;B/hip-hop realm </text:p>
      <text:p text:style-name="P10">And I hate Steely Dan. Does playing Dreams by Fleetwood Mac count?</text:p>
      <text:p text:style-name="P9"/>
      <text:p text:style-name="P9">Awww thanks for looking out for them. And me sometimes too!!</text:p>
      <text:p text:style-name="P9"/>
      <text:p text:style-name="P9">Oh that's good. I don't think Fleetwood Mac counts but now I'm pondering the definition at all</text:p>
      <text:p text:style-name="P9"/>
      <text:p text:style-name="P10">You're welcome!</text:p>
      <text:p text:style-name="P10"/>
      <text:p text:style-name="P10">It's all very tricky. I googled yacht rock examples and that came up, but I'm gonna let them and me slide on this one. I've covered it in almost every band including with Tina and she would never admit to playing yacht rock... I don't think </text:p>
      <text:p text:style-name="P11"/>
      <text:p text:style-name="P11">Thanks for trusting me and giving me the opportunities to look out for y'all sometimes</text:p>
      <text:p text:style-name="P2"/>
      <text:p text:style-name="P4">—VI.IV</text:p>
      <text:p text:style-name="P2"/>
      <text:p text:style-name="P2">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made up words, I realized it had to be DEBUT and took pride in a hard earned three-guess.</text:p>
      <text:p text:style-name="P2"><text:soft-page-break/><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p>
      <text:p text:style-name="P2"><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p>
      <text:p text:style-name="P2"><text:s text:c="3"/>I went to the bedroom, glanced at my phone, grabbed my computer, returned to the living room and wrote in my journal.</text:p>
      <text:p text:style-name="P2"/>
      <text:p text:style-name="P2">I always know I have found a good book when it makes me want to write more. I have been wanting to write a lot lately, but it is an unmistakable feeling. I could see this fourth of July hopefully being a day of not leaving the house, but I would have to be <text:soft-page-break/>scrappy with food. The thought of ordering a pizza is intriguing, but the thought of pizza itself is not. My diet could be better lately, but I have definitely at least noticed a desire to avoid certain hate-myself type foods. </text:p>
      <text:p text:style-name="P2"/>
      <text:p text:style-name="P3">. . .</text:p>
      <text:p text:style-name="P2"/>
      <text:p text:style-name="P2">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p>
      <text:p text:style-name="P2"><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p>
      <text:p text:style-name="P2"><text:s text:c="3"/>One is: I'm not going to date anybody in the near future.</text:p>
      <text:p text:style-name="P2"><text:s text:c="3"/>I don't like the way that reads because I'm afraid it could be confused as including you, whom I still very much would like to date.</text:p>
      <text:p text:style-name="P2"><text:s text:c="3"/>The other: I'm not going to date anybody else any time soon.</text:p>
      <text:p text:style-name="P2"><text:s text:c="3"/>I don't like this way either because it represents me as mistakenly thinking we are dating, which you have made clear we are not. </text:p>
      <text:p text:style-name="P2"/>
      <text:p text:style-name="P2">This is exactly one of the things she was talking about when she said not to overthink it. So, unless I happen to, in a state of surrender, come across a <text:soft-page-break/>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p>
      <text:p text:style-name="P2"/>
      <text:p text:style-name="P2">At 12:43, she laughed and loved my final two texts from the night before, but did not write a response.</text:p>
      <text:p text:style-name="P2"/>
      <text:p text:style-name="P3">. . .</text:p>
      <text:p text:style-name="P2"/>
      <text:p text:style-name="P2">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p>
      <text:p text:style-name="P2"><text:s text:c="3"/>The bartender apologized for taking so long to appear, then said, "Let's get you some food," so I ordered an Old One-Two burger with tots and a Coke. I took Michel's seat when he left for work and ate my meal watching doubles tennis. Matt Martin texted me as I was leaving.</text:p>
      <text:p text:style-name="P2"><text:s text:c="3"/>"Pj wants your number" </text:p>
      <text:p text:style-name="P2"><text:s text:c="3"/>"Giveth it" </text:p>
      <text:p text:style-name="P2"><text:s text:c="3"/>"Mmhm"</text:p>
      <text:p text:style-name="P2"><text:s text:c="3"/>I walked down to Kota Kai after a brief interaction with Cactus Kate outside the Brew Pump, who I didn't even recognize in her patriotic garb. I <text:soft-page-break/>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p>
      <text:p text:style-name="P2"><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p>
      <text:p text:style-name="P2"/>
      <text:p text:style-name="P3">. . .</text:p>
      <text:p text:style-name="P2"/>
      <text:p text:style-name="P2">I read my recently printed entries and a couple chapters of le book. I farted around the house a bit and got another text from PJ, possibly insightful enough to include:</text:p>
      <text:p text:style-name="P2"><text:s text:c="3"/>"I'm sure the person you are crushing on will take note that you are learning about her sister through this book out of a genuine desire for empathy and understanding, to increase your capacity for caring in context and not to ingratiate yourself. I can't help but imagine that will be very meaningful to them."</text:p>
      <text:p text:style-name="P2"><text:s text:c="3"/>Then an exchange with Maddy: </text:p>
      <text:p text:style-name="P2"><text:s text:c="3"/>"When are you going to Red Rock?"</text:p>
      <text:p text:style-name="P2"><text:s text:c="3"/>"Decided I'm not gonna go... hopefully gonna house sit for Kev/Alyse and/or Scott/Leann during that time"</text:p>
      <text:p text:style-name="P2"><text:s text:c="3"/>"Are you feeling less happy about your living situation or just looking for a staycation?"</text:p>
      <text:p text:style-name="P2"><text:soft-page-break/><text:s text:c="3"/>"Just securing some income"</text:p>
      <text:p text:style-name="P2"><text:s text:c="3"/>"Oh! Hell yeah. I don't think I've ever been paid to house sit, but that's pretty rad"</text:p>
      <text:p text:style-name="P2"><text:s text:c="3"/>And then, at six, I got the text I had been hoping for from Scott:</text:p>
      <text:p text:style-name="P2"><text:s text:c="3"/>"G'day mate. <text:s/>Happy fourf! <text:s/>Was just oooking ahead and was wondering if youde be into anothe house dog cat sit july 16-20? <text:s/>Hows that strike you? <text:s/>NSIFNOC! (No sweat if not of course)"</text:p>
      <text:p text:style-name="P2"><text:s text:c="3"/>I touched myself, thinking about someone other than Hannah for the first time in weeks. Kate was effortless, and it made me a little sad. I cleaned up, read a chapter and wrote in my journal.</text:p>
      <text:p text:style-name="P2"/>
      <text:p text:style-name="P2">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imeline first. What if I started that right now? Don't forget the end date is March 7th.</text:p>
      <text:p text:style-name="P2"><text:s text:c="3"/>I don't know. Not having the minute and finite details makes it really boring and tedious to put together. "I drove to Gary's house for Zelda's birthday party, then went to Kevin's house for Hannah rehearsal." Bleh.</text:p>
      <text:p text:style-name="P2"><text:s text:c="3"/>I decided to see if it would be more fun to type up an entry from my journal and indeed it was. The first one was, expectedly, a long one. I also cracked open a Trail Pass.</text:p>
      <text:p text:style-name="P2"/>
      <text:p text:style-name="P3">. . .</text:p>
      <text:p text:style-name="P2"/>
      <text:p text:style-name="P2"><text:soft-page-break/>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p>
      <text:p text:style-name="P2"/>
      <text:p text:style-name="P2">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p>
      <text:p text:style-name="P2"><text:s text:c="3"/>It's important to remember her communication was enthusiastic; we both shared the entirety of our days, albethey relatively uneventful. I guess she didn't respond to my microbids to talk about the book. That and her not reaching out first are all I'm complaining about. </text:p>
      <text:p text:style-name="P2"/>
      <text:p text:style-name="P4">VI.V—</text:p>
      <text:p text:style-name="P2"/>
      <text:p text:style-name="P2">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text:soft-page-break/>reserve bag of coffee I'd had my eyes on was whole-bean and Hannah doesn't have a grinder.</text:p>
      <text:p text:style-name="P2"><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p>
      <text:p text:style-name="P2"><text:s text:c="3"/>I went out to the living room, took a sip of coffee and wrote in my journal.</text:p>
      <text:p text:style-name="P2"/>
      <text:p text:style-name="P2">I have managed to make it so strong that I can thankfully only taste the bitterness, not the 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p>
      <text:p text:style-name="P2"><text:s text:c="3"/>I would like to see Courtney's ska band at FBO on Sunday.</text:p>
      <text:p text:style-name="P2"><text:s text:c="3"/>Hannah is back on Monday.</text:p>
      <text:p text:style-name="P2"><text:s text:c="3"/>Sun Goblin is at the 27 Club on Tuesday.</text:p>
      <text:p text:style-name="P2"><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text:soft-page-break/>decidedly active project, including today's checkout/swap-over process.</text:p>
      <text:p text:style-name="P2"/>
      <text:p text:style-name="P3">. . .</text:p>
      <text:p text:style-name="P2"/>
      <text:p text:style-name="P2">I read a long chapter, cleaned the litter boxes, took out the recycling/litter, refolded my towel into thirds to match the unused one, moved laundry to the basket, unplugged my phone, packed up the charger, checked the weather and texted Hannah.</text:p>
      <text:p text:style-name="P2"><text:s text:c="3"/>"Good morning! Beds are made, dishes done, litter clean, bowls full, laundry in-basket and fridge mostly cheeseless. I can't really move your car right now because that olive-skinned man is out there yappin' on his phone again, but maybe I could 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p>
      <text:p text:style-name="P2"><text:s text:c="3"/>I wrote in my journal while eyeing the rest of my coffee and another chapter of The Electricity of Every Living Thing.</text:p>
      <text:p text:style-name="P2"/>
      <text:p text:style-name="P3">. . .</text:p>
      <text:p text:style-name="P2"/>
      <text:p text:style-name="P2">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ext:soft-page-break/>truck was leaving and Erica was sitting in the porch swing. "Did you get a visa?" I asked.</text:p>
      <text:p text:style-name="P2"><text:s text:c="3"/>She said, "I think so," and handed me her passport, which definitely included a residence visa, meaning she can stay as long as she likes henceforth.</text:p>
      <text:p text:style-name="P2"><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p>
      <text:p text:style-name="P2"/>
      <text:p text:style-name="P2">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p>
      <text:p text:style-name="P2"/>
      <text:p text:style-name="P3">. . .</text:p>
      <text:p text:style-name="P2"/>
      <text:p text:style-name="P2">I went downstairs, made a coffee, sat and talked with Erica. She said me moving to the basement was certainly a possibility, but wasn't sure I would enjoy having Arbnb guests upstairs; she had had a conversation recently about someone who was looking <text:soft-page-break/>for a two-bedroom apartment, which sounds more ideal to both of us. The only thing she knows for sure is that she wants to sheet rock and walls and ceiling of the basement and put in doors instead of having holes in the exterior walls.</text:p>
      <text:p text:style-name="P2"><text:s text:c="3"/>I said I would be down for whatever, came upstairs, continued drinking coffee with a side of Trail Pass, created a master file for my full 2024 journal and wrote in the current one.</text:p>
      <text:p text:style-name="P2"/>
      <text:p text:style-name="P3">. . .</text:p>
      <text:p text:style-name="P2"/>
      <text:p text:style-name="P2">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p>
      <text:p text:style-name="P2"><text:s text:c="3"/>I probably deleted a lot of things retroactively, come to think of it.</text:p>
      <text:p text:style-name="P2"/>
      <text:p text:style-name="P3">. . .</text:p>
      <text:p text:style-name="P2"/>
      <text:p text:style-name="P2">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ext:soft-page-break/>typed a little bit, drove to Ingles for hop water and OJ, then sent Hannah a picture of the combo and said, "Look what you've done to me" with a melty face, then, "It's genius, really"</text:p>
      <text:p text:style-name="P2"><text:s text:c="3"/>She said, "Thank you! It was a surprise to me that it was actually good" and then, "Hopmosas? Is that what we should call it?"</text:p>
      <text:p text:style-name="P2"><text:s text:c="3"/>I said, "I think that's what you called it before even describing it and I knew what it was right away"</text:p>
      <text:p text:style-name="P2"><text:s text:c="3"/>She said, "Oh yay. That's a good name then!"</text:p>
      <text:p text:style-name="P2"><text:s text:c="3"/>I got high, typed some more, drank my hopmosa, read a chapter, scrolled on my phone, ate some cheese and then wrote in my journal.</text:p>
      <text:p text:style-name="P2"/>
      <text:p text:style-name="P2">It has been difficult to see in writing how intense I have been with Hannah, and to think that she's still, at worst, my affectionate friend, is amazing. Thankfully, the worst of it, journal-wise is over. I do not spill my guts anymore between what has been written and the present. </text:p>
      <text:p text:style-name="P2"/>
      <text:p text:style-name="P3">. . .</text:p>
      <text:p text:style-name="P2"/>
      <text:p text:style-name="P2">I looked at social media, unrolled my musty rug, opened another hop water, typed a few long entries , ate some cheese, read another chapter, checked the weather, confirmed I'd be able to walk in the morning and wrote in my journal.</text:p>
      <text:p text:style-name="P2"/>
      <text:p text:style-name="P7"/>
      <text:p text:style-name="P7"/>
      <text:p text:style-name="P7"/>
      <text:p text:style-name="P7"/>
      <text:p text:style-name="P7"/>
      <text:p text:style-name="P8"><text:soft-page-break/>VI.VI</text:p>
      <text:p text:style-name="P7"><text:span text:style-name="T11"/></text:p>
      <text:p text:style-name="P14"><text:span text:style-name="T14">I woke at seven, put on my shorts, my green Idaho Down shirt, packed my blue bag with phone, wallet, journal and cup, put on my hat, sprayed my rug with Febreze </text:span><text:span text:style-name="T15">air freshener, put on my Rainbows and walked out of the house. I walked downtown with a slight periodic pain in my left big toe.</text:span></text:p>
      <text:p text:style-name="P14"><text:span text:style-name="T15"><text:s text:c="3"/>I went to French Broad Food Co-Op, bought some lavender Dr. Bronner’s shaving soap and a plum, then walked to High Five, where one of the baristas was holding a baby. I ordered a dark roast, walked up to the park (where they were setting up an art market,) and wrote in my journal.</text:span></text:p>
      <text:p text:style-name="P14"><text:span text:style-name="T15"><text:s text:c="3"/>I read a few days’ worth of entries and showed Hannah the barista baby. She said, “Childcare is hard to find these days!” followed by a cry-laugh emoji.</text:span></text:p>
      <text:p text:style-name="P14"><text:span text:style-name="T15"/></text:p>
      <text:p text:style-name="P19"><text:span text:style-name="T16">After finding minor typos and slightly confusing sentences on almost every page of my recent entries, I am leaning towards keeping a rough draft journal, where the printed intries are double-spaced. That would pair well with written entries like this. Then, whatever fancy bound method I come up with can be the final version, and probably won’t get carried around.</text:span></text:p>
      <text:p text:style-name="P19"><text:span text:style-name="T16"><text:s text:c="3"/>Holy shit, I just realized, if I find paper that is ~8x6, I could stick two labels to each side, then bind them together in a traditional way, the main benefit being that I could apply a cover after that and know it wouldn’t be bursting at the seams.</text:span></text:p>
      <text:p text:style-name="P19"><text:span text:style-name="T16"/></text:p>
      <text:p text:style-name="P21"><text:span text:style-name="T16">. . .</text:span></text:p>
      <text:p text:style-name="P21"><text:span text:style-name="T16"/></text:p>
      <text:p text:style-name="P19"><text:soft-page-break/><text:span text:style-name="T16">As I was leaving the park to get another coffee, I was stopped in my tracks by a table full of beautiful journals.</text:span></text:p>
      <text:p text:style-name="P19"><text:span text:style-name="T16"><text:s text:c="3"/>“You can look at them if you want.”</text:span></text:p>
      <text:p text:style-name="P19"><text:span text:style-name="T16"><text:s text:c="3"/>“Do you do these yourself??”</text:span></text:p>
      <text:p text:style-name="P19"><text:span text:style-name="T16"><text:s text:c="3"/>“Yes, everything.”</text:span></text:p>
      <text:p text:style-name="P19"><text:span text:style-name="T16"><text:s text:c="3"/>I explained to Sara what I was trying to do and though she was distracted, she was supportive. I think I am being called to bookbinding.</text:span></text:p>
      <text:p text:style-name="P19"><text:span text:style-name="T16"><text:s text:c="3"/>I sat outside AVL Club while realizing the feeling of an impending new hobby when Squid came outside and asked how things were going. I talked to him and he was so encouraging, even put the idea in my head of making my own paper.</text:span></text:p>
      <text:p text:style-name="P19"><text:span text:style-name="T16"><text:s text:c="3"/>He made me a free latte and we talked briefly about the keyboard hobby. Sierra was there too, but we hardly said a word to each other.</text:span></text:p>
      <text:p text:style-name="P19"><text:span text:style-name="T16"><text:s text:c="3"/>I left, decided I might swing by Staples to see what odd-sized paper they had, then realized as I was passing Earth Guild that they would have all that kind of stuff.</text:span></text:p>
      <text:p text:style-name="P19"><text:span text:style-name="T16"><text:s text:c="3"/>I saw that they don’t open til noon, sat outside the library and wrote in my journal.</text:span></text:p>
      <text:p text:style-name="P19"><text:span text:style-name="T16"/></text:p>
      <text:p text:style-name="P21"><text:span text:style-name="T16">. . .</text:span></text:p>
      <text:p text:style-name="P19"><text:span text:style-name="T16"/></text:p>
      <text:p text:style-name="P19"><text:span text:style-name="T16">I walked around Staples and found nothing of interest. Cait texted me, saying, “</text:span><text:span text:style-name="T17">Our horrisope says we should practice more wabi Sabi”</text:span></text:p>
      <text:p text:style-name="P20"><text:span text:style-name="T17"><text:s text:c="3"/>I said, “Haha nice I’m knee deep in it</text:span></text:p>
      <text:p text:style-name="P20"><text:span text:style-name="T17"><text:s text:c="3"/>Idea of bookbinding hit me hard. I’m walking around Staples waiting for Earth Guild to open”</text:span></text:p>
      <text:p text:style-name="P19"><text:span text:style-name="T17"><text:s text:c="3"/>“Omg yesss</text:span></text:p>
      <text:p text:style-name="P19"><text:span text:style-name="T17"><text:s text:c="3"/>That’s is my absolute favorite”</text:span></text:p>
      <text:p text:style-name="P15"><text:soft-page-break/><text:span text:style-name="T17"><text:s text:c="3"/>I had texted Hannah saying, “</text:span><text:span text:style-name="T7">Met a bookbinder in the park today and am realizing this is gonna be an inescapable new hobby” and when I walked out of Stapes, she said, “Ooh!! Say more”</text:span></text:p>
      <text:p text:style-name="P15"><text:span text:style-name="T7"><text:s text:c="3"/>I said, “Okay, you asked for it.”</text:span></text:p>
      <text:p text:style-name="P15"><text:span text:style-name="T7"><text:s text:c="3"/></text:span><text:span text:style-name="T9">I told you about how I was printing my journal entries and loving it. Only problem is it makes the pages three times wider so my first experiment is bursting at the seams</text:span></text:p>
      <text:p text:style-name="P18"><text:span text:style-name="T10"><text:s text:c="3"/>And not confident about my plan of using sacrificial books for that reason</text:span></text:p>
      <text:p text:style-name="P18"><text:span text:style-name="T6"><text:s text:c="3"/>Last night I was thinking about it a lot, how I could maybe just stick two labels together and then glue a bunch of those together to bind them</text:span></text:p>
      <text:p text:style-name="P18"><text:span text:style-name="T6"><text:s text:c="3"/>But then I was having a coffee in Pritchard this mnorning and it occurred to me if I could find or make a paper size that was like, ~9*7, I could stick two labels on each side, fold them in half and then staple them together and/or stitch them into a cover</text:span></text:p>
      <text:p text:style-name="P18"><text:span text:style-name="T6"><text:s text:c="3"/>Then it was 10am and AVL club opened up, so I started walking that direction and there was this lady in the park (there was a maker festival happening) who MAKES JOURNALS</text:span></text:p>
      <text:p text:style-name="P18"><text:span text:style-name="T6"><text:s text:c="3"/>She was distracted but encouraging. I realized what I want to do is still pretty niche, maybe even original. I was sitting outside of AVL club and my friend Squid came out; I told him about it and he was also super encouraging, said he had been to a camp in Gatlinburg where people were making their own paper. (We agreed mine should be extra thin)</text:span></text:p>
      <text:p text:style-name="P18"><text:span text:style-name="T6"><text:s text:c="3"/>Then I realized earth Guild has ALL this stuff and probably even books about it, so I went walking around Stapes while waiting for them to open and I’m heading that way now</text:span></text:p>
      <text:p text:style-name="P16"><text:soft-page-break/><text:span text:style-name="T4"><text:s text:c="3"/>All this bc I walked downtown to try out bronner’s shaving soap from FBF</text:span><text:span text:style-name="T5">C</text:span></text:p>
      <text:p text:style-name="P16"><text:span text:style-name="T5"><text:s text:c="3"/></text:span><text:span text:style-name="T1">I walked up to Earth Guild and realized I had looked at the wrong business hours entirely and they weren’t open on the weekends at all. A stranger almost convinced me to pay $10 to go to the Big Crafty, but there was too much hubbub, and it’s supposedly free tomorrow.</text:span></text:p>
      <text:p text:style-name="P16"><text:span text:style-name="T1"><text:s text:c="3"/>I walked down to AVL Club and got an Americano from Sierra, said her arms were tan. She said she had spent two weeks at the beach and was now broke. I sat in the window and wrote in my journal.</text:span></text:p>
      <text:p text:style-name="P16"><text:span text:style-name="T1"/></text:p>
      <text:p text:style-name="P13"><text:span text:style-name="T1">. . .</text:span></text:p>
      <text:p text:style-name="P16"><text:span text:style-name="T1"/></text:p>
      <text:p text:style-name="P22"><text:span text:style-name="T1">I </text:span><text:span text:style-name="T2">used the restroom, went back to Pritchard and inspected one of the journals while asking Sara’s apprentice Frankie some questions. I think she said you just poke the embroidery needle right through the paper… but the leather, too?</text:span></text:p>
      <text:p text:style-name="P22"><text:span text:style-name="T2"><text:s text:c="3"/>I checked out the leather shop on Wall St., but they didn’t have anything helpful, so I walked to Wedge, ordered an Athletic and wrote in my journal.</text:span></text:p>
      <text:p text:style-name="P22"><text:span text:style-name="T2"/></text:p>
      <text:p text:style-name="P22"><text:span text:style-name="T2">I’ve decided I’m going to finish transcribing entries and then see how nicely two labels fit side-by-side on 8.5x11. If I have to turn it sideways, I will, but having the lines oriented in the correct direction and using widely available paper seems like a win/win. Assuming the height ends up being 6.5, that would leave me with 5.5 left over, which sounds like a handy size for a travel journal.</text:span></text:p>
      <text:p text:style-name="P22"><text:span text:style-name="T2"><text:s text:c="3"/>Anyway, for my first proto, I hope to staple together about 20 sheets at a time, then, based on how long the journal ends up being (maybe even </text:span><text:soft-page-break/><text:span text:style-name="T2">double-spaced?,) stack as many stapled bundles as needed and then bind/cover them… with shipping labels!</text:span></text:p>
      <text:p text:style-name="P22"><text:span text:style-name="T2"/></text:p>
      <text:p text:style-name="P23"><text:span text:style-name="T2">. . .</text:span></text:p>
      <text:p text:style-name="P23"><text:span text:style-name="T2"/></text:p>
      <text:p text:style-name="P17"><text:span text:style-name="T3">I walked up to Pizza Mind and spent way too long there getting a to-go sub, a cold Italian. I walked to Ingles, got an emergency stapler, walked home, ate my sandwich, tested some page layouts, continued transcribing, got high, went through all hell to get spellcheck working, had to reformat all the style things, typed up the most recent happenings and perhaps just called it a journ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arial, sans-serif"/>
    <style:font-face style:name="apple-system" svg:font-family="apple-system, BlinkMacSystemFont, 'Segoe UI', Roboto, Helvetica, Arial, sans-serif"/>
    <style:font-face style:name="var font-family-default" svg:font-family="'var font-family-default'"/>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6T19:54:49.589483621</dc:date>
    <meta:editing-duration>P4DT19M25S</meta:editing-duration>
    <meta:editing-cycles>151</meta:editing-cycles>
    <meta:generator>LibreOffice/7.3.7.2$Linux_X86_64 LibreOffice_project/30$Build-2</meta:generator>
    <meta:document-statistic meta:table-count="0" meta:image-count="0" meta:object-count="0" meta:page-count="152" meta:paragraph-count="1129" meta:word-count="39041" meta:character-count="203459" meta:non-whitespace-character-count="163835"/>
  </office:meta>
</office:document-meta>
</file>